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2ea2e1">
      <style:table-properties style:width="6.692in" table:align="margins"/>
    </style:style>
    <style:style style:family="table-column" style:name="ab517fb"/>
    <style:style style:family="table-cell" style:name="a7f5a1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21a0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1e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32bc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7ac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bb47c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b0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3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a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a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c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2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b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db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5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f2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0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3b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8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c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9d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8a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8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9d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d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d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2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2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6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c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6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7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2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9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c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f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b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a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8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4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4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6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fbb2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7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8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3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2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4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f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36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97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50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f8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5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0b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d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7f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4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0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8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3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5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b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5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4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9b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0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a6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0b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b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98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64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2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9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d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d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61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3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b8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5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47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e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b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0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2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1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1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7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5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1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a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c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3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4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7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9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7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06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3a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4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b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3ff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14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d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6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f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2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8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2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8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7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0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0a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05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1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a5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e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9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0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2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77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f3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1a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e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0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b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f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a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f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5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8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a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c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3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3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f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8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9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7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f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b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16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f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6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7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f6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c2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3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f5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4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5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82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c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a7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d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586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e9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4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f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0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0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1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1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9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6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c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5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c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798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ca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5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ca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d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0f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64e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579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f5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d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0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25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7f">
      <style:table-cell-properties fo:wrap-option="wrap"/>
      <style:text-properties fo:color="#000000" fo:font-size="11.0pt" style:font-name="Calibri"/>
    </style:style>
    <style:style style:family="table-cell" style:name="af3423d">
      <style:table-cell-properties fo:wrap-option="wrap"/>
      <style:text-properties fo:color="#000000" fo:font-size="11.0pt" style:font-name="Calibri"/>
    </style:style>
    <style:style style:family="table" style:name="a34f551">
      <style:table-properties style:width="6.692in" table:align="margins"/>
    </style:style>
    <style:style style:family="table-column" style:name="a50ce59"/>
    <style:style style:family="table-cell" style:name="af46e3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e464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3e4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4325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b99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5e66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0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1fb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e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0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7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1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d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3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9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94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1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7b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7e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7e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0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8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4d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7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f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6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7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6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c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1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3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f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2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2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6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5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4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96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9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e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7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30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8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f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3d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9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1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1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f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2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63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9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ce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0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5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6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0e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6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1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2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c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2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8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dd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4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2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b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4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b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d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c8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3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f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18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60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0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63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1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c8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9d0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7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4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a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38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806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57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3f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6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b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4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7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37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e0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7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b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23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c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1a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0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0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1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3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2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9c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fb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c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7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40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f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b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2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2b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8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d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2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a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c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c4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9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7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07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b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1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5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c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0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1a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3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0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30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e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1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0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c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e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2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d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f7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5e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2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a2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4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c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8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9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0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a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7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a6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7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0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8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bb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3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62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69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d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d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1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e5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2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1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4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14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e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1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95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90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0e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cf9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29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5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61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2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9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7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d4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c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7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1d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68a0">
      <style:table-cell-properties fo:wrap-option="wrap"/>
      <style:text-properties fo:color="#000000" fo:font-size="11.0pt" style:font-name="Calibri"/>
    </style:style>
    <style:style style:family="table-cell" style:name="a6ed6ce">
      <style:table-cell-properties fo:wrap-option="wrap"/>
      <style:text-properties fo:color="#000000" fo:font-size="11.0pt" style:font-name="Calibri"/>
    </style:style>
    <style:style style:family="table" style:name="ad46248">
      <style:table-properties style:width="6.692in" table:align="margins"/>
    </style:style>
    <style:style style:family="table-column" style:name="af25305"/>
    <style:style style:family="table-cell" style:name="a5f679f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7275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d105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52f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d80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6163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d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6f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a1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7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e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23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a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5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7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2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d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b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0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b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3b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a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0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ca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2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e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e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5b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8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e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a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0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7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0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8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9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0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0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c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5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e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d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2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7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acd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7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5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1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e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4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4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8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1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4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c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8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f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e3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3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a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9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f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e5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4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a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90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03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c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f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a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f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f2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4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0f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60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b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0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6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b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c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a2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0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9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b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de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8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df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de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a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5a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588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e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4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e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5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24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a7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4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5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a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86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0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6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8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e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c9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7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0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c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3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e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c0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c3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2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c2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e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0a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2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1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5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e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4e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8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6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4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0b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3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2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19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3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f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5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8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6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d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6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cf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a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7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0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6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c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c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c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5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e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1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54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2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a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46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c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6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c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3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19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3d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5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16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5a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1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d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58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b5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7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0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f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fd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3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9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d5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8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1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2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a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a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9d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2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8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91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b6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669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2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9d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f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1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1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07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be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9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5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2f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89e">
      <style:table-cell-properties fo:wrap-option="wrap"/>
      <style:text-properties fo:color="#000000" fo:font-size="11.0pt" style:font-name="Calibri"/>
    </style:style>
    <style:style style:family="table-cell" style:name="a9e15e8">
      <style:table-cell-properties fo:wrap-option="wrap"/>
      <style:text-properties fo:color="#000000" fo:font-size="11.0pt" style:font-name="Calibri"/>
    </style:style>
    <style:style style:family="table" style:name="ab9a3a5">
      <style:table-properties style:width="6.692in" table:align="margins"/>
    </style:style>
    <style:style style:family="table-column" style:name="a3aecee"/>
    <style:style style:family="table-cell" style:name="a16788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4b4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3677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f98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afd7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5f7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4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c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4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92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2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f5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13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8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2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4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b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0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b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cf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c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8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3d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a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83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b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3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b1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1c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9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c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b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a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d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1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e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17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c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c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04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f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3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e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8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0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05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2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64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8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6e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2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7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7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c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0b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f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2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ae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e3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b7d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6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1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8d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c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e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d8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b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5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2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e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2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8e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c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6f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6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b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a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1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6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8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976d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1c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8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bc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b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60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12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2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2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a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0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7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3e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4b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cd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c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b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b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1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2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7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f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2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990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cf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72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5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3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c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9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3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3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0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ed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8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c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d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5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8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f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c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a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0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2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31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a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c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8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4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7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b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0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4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c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2f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d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3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5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db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69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6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2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1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b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2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fd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d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83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c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ec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6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4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9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e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0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d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9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2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2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5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a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41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3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4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0d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9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0f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e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5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f2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2f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4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6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0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fd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b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a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a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b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4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0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62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ba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0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168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1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d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2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d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e5e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b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5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36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f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b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9f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d04">
      <style:table-cell-properties fo:wrap-option="wrap"/>
      <style:text-properties fo:color="#000000" fo:font-size="11.0pt" style:font-name="Calibri"/>
    </style:style>
    <style:style style:family="table-cell" style:name="a41f0e8">
      <style:table-cell-properties fo:wrap-option="wrap"/>
      <style:text-properties fo:color="#000000" fo:font-size="11.0pt" style:font-name="Calibri"/>
    </style:style>
    <style:style style:family="table" style:name="a3ef562">
      <style:table-properties style:width="6.692in" table:align="margins"/>
    </style:style>
    <style:style style:family="table-column" style:name="aa7b221"/>
    <style:style style:family="table-cell" style:name="ad2d4d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25f8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66a9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962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d691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6b9b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94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5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a0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7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28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66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bf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5f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5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a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c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5a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d5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a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f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d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f5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9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d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a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3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9f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f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b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6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9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8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d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78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7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8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c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0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8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7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b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75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3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d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02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e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0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3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1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5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6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8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3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f9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d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d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8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2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e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08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f2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5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206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40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6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f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b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7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42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d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1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a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d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f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4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06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b2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b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f0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6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6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5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0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f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1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9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1c6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9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8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98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a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2c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f5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1b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7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2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19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6e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59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0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4b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7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e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8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ce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e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1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f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9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3d0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8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1b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7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d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4b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f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c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c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5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0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6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9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1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c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7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9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2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e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a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1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8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33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8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3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9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4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d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d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6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c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f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c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7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e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9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7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0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3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8c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1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f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be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d7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1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e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4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1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d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4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2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b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2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5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41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5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f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d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e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0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4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4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5d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0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1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3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f5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f1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4d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9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c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8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9e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7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f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6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9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a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89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9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69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b2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17d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68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f5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35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9b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bb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17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e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c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2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b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37">
      <style:table-cell-properties fo:wrap-option="wrap"/>
      <style:text-properties fo:color="#000000" fo:font-size="11.0pt" style:font-name="Calibri"/>
    </style:style>
    <style:style style:family="table-cell" style:name="ae3e2c5">
      <style:table-cell-properties fo:wrap-option="wrap"/>
      <style:text-properties fo:color="#000000" fo:font-size="11.0pt" style:font-name="Calibri"/>
    </style:style>
    <style:style style:family="table" style:name="a6888f9">
      <style:table-properties style:width="6.692in" table:align="margins"/>
    </style:style>
    <style:style style:family="table-column" style:name="ad7d03a"/>
    <style:style style:family="table-cell" style:name="a164a8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725f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fce4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5492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7d0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82f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24d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f1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c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b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2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e9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6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1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6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2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1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4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c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d8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1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5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b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e2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f9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f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d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2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3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d6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d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de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b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6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7d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4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e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f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0d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8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f1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3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a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05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b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2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2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f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d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9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8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0e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3b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9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9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2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c1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9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4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4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9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7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5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d1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3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e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f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0d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4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5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c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c5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3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2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6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b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8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4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09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2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4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2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b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634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8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39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c2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15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d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9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d8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b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e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fb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5f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6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2e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e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f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b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36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b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4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c9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9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f9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5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84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b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f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5d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77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e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2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2e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5a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d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3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8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e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d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f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f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0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a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8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6d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8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8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c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9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d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c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a1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2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f8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4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9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c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d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d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d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2b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1c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4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4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c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bc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3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4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18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9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58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84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3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0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4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9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d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b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2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d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1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e2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3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d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73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7a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fe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77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a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7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8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4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21c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3c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5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2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5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7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8d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ec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d1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d7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b7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fe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19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bbc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3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2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7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fb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8cf">
      <style:table-cell-properties fo:wrap-option="wrap"/>
      <style:text-properties fo:color="#000000" fo:font-size="11.0pt" style:font-name="Calibri"/>
    </style:style>
    <style:style style:family="table-cell" style:name="a550762">
      <style:table-cell-properties fo:wrap-option="wrap"/>
      <style:text-properties fo:color="#000000" fo:font-size="11.0pt" style:font-name="Calibri"/>
    </style:style>
    <style:style style:family="table" style:name="a8a59c2">
      <style:table-properties style:width="6.692in" table:align="margins"/>
    </style:style>
    <style:style style:family="table-column" style:name="a2bc52e"/>
    <style:style style:family="table-cell" style:name="a117e9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244f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93f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67fb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7530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ea8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522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e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8e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f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3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fc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88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b4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e1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a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3e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c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94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8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3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f9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b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89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0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a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7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c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9e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e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d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1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a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9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1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0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e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ba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4d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7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2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f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c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a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c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82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d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d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f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a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c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30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3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6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d3f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34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c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ac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af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25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4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3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71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e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c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7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3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2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8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a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6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7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1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f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7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4b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cc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3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c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8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a1b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a9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f8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f3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f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8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0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8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9db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f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7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1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5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3e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b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60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5a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3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b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d3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a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fe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4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80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4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5c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a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33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9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0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ca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1e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2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6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0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65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1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1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5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1e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f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b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f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4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6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f6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39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1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77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6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a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2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3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df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8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2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5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68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b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5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a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d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0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5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6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1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f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f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6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4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8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9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3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6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af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9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7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a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8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9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f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c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1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e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9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0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4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99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f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aa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b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14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f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e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6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0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2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a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79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2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0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3aa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7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65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0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1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53e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c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11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d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8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4c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c1f">
      <style:table-cell-properties fo:wrap-option="wrap"/>
      <style:text-properties fo:color="#000000" fo:font-size="11.0pt" style:font-name="Calibri"/>
    </style:style>
    <style:style style:family="table-cell" style:name="a04ee13">
      <style:table-cell-properties fo:wrap-option="wrap"/>
      <style:text-properties fo:color="#000000" fo:font-size="11.0pt" style:font-name="Calibri"/>
    </style:style>
    <style:style style:family="table" style:name="a65b877">
      <style:table-properties style:width="6.692in" table:align="margins"/>
    </style:style>
    <style:style style:family="table-column" style:name="a12a431"/>
    <style:style style:family="table-cell" style:name="ae2605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714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5f7d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b6763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c8da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913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8c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f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0e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a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3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a4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b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c0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a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2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95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16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1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4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27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5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2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1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ec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c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9f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2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3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5b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45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7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6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a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ae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5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7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f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f1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3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4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c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1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1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7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0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1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7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b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72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5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7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6a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f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3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2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6d8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3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4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c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7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5f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fee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a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b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2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a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b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c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c0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9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2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4c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9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b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1d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d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5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2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a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6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4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8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4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0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e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cd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a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22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c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9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0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1f3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abcd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a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2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2b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a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b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1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f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a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d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62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a4e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28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7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6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1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68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e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57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14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b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6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49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4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2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8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2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c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8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a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6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b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5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0b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df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4c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3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72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a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9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db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0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2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a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79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18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1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8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0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4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6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2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b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8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a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1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db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0e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f30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e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a4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b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7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c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fc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f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8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e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2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4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9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d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c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3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5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85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1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c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b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1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b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d2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2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76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b7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e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f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c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2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1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b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f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4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9e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b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6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8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ac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0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3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1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3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1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ff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3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46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24c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7e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f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e5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c8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a3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6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c8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3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0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4b5">
      <style:table-cell-properties fo:wrap-option="wrap"/>
      <style:text-properties fo:color="#000000" fo:font-size="11.0pt" style:font-name="Calibri"/>
    </style:style>
    <style:style style:family="table-cell" style:name="a61f3d1">
      <style:table-cell-properties fo:wrap-option="wrap"/>
      <style:text-properties fo:color="#000000" fo:font-size="11.0pt" style:font-name="Calibri"/>
    </style:style>
    <style:style style:family="table" style:name="a4490f6">
      <style:table-properties style:width="6.692in" table:align="margins"/>
    </style:style>
    <style:style style:family="table-column" style:name="a11d551"/>
    <style:style style:family="table-cell" style:name="a24e2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83d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7fdb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d39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8c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f852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8a6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3a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8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2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1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49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4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9d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ec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40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9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bc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de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5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30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3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1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09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5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5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9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7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1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d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4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9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4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6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25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8f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6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6e5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2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2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3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7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a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b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4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6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c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2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17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d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b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3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e5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c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c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4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8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2f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dd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42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d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7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f4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a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d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82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8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3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c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c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d1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1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1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2c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b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d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d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a0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f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7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1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e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d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33f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01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f4d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9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f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8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0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d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76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054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a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9c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3e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d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c4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3dd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c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7b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1b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48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e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991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44d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9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08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2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e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3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4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4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3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7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9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7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1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0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8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58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65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c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a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82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3b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e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db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c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8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4a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c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5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dc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1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e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f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3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e3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0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7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a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0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e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5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9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7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d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6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3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8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ee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7e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6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5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5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6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7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9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54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1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6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5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28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37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a4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8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8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71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de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25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f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8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54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0e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c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a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8e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9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3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5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ac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6a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b1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50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c6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2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f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c3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16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a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e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3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87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f1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4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4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a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7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2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50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6c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ac9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d1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48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452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f6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7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a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7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b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02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ab">
      <style:table-cell-properties fo:wrap-option="wrap"/>
      <style:text-properties fo:color="#000000" fo:font-size="11.0pt" style:font-name="Calibri"/>
    </style:style>
    <style:style style:family="table-cell" style:name="ab633eb">
      <style:table-cell-properties fo:wrap-option="wrap"/>
      <style:text-properties fo:color="#000000" fo:font-size="11.0pt" style:font-name="Calibri"/>
    </style:style>
    <style:style style:family="table" style:name="a0246f8">
      <style:table-properties style:width="6.692in" table:align="margins"/>
    </style:style>
    <style:style style:family="table-column" style:name="a825fb5"/>
    <style:style style:family="table-cell" style:name="ad0057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781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ffb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80d3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aef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3c97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a4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57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8e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6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c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12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1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f9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3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2a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f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9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1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4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c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2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6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14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8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0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2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b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e1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4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8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6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23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2f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6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25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6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f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c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a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e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e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e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2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2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d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d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8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7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e8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a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8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c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8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d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a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1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9e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8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3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7adc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e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d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8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6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a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804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0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7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1e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c5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5d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95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f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b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f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d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1d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a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a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e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93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c3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f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d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8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a5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68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f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d3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8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aa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b2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a5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1f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e8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4a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1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83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9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9b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9c5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efb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a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8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427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4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6b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b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b3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e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4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5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5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0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56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7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f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3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57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1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0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a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e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a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1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ab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5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4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f2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a6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1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9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9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8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b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36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4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6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8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48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4e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9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c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5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6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7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8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8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f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d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c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b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d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1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9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d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63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1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d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0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5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6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c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26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0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9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a8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58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4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0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f6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9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3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c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b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6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2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5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07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c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68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7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b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0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f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4f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2c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5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69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d0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50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7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e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e0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47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0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f2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9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e9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77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a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6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5d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a4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d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ae5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9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d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01a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f52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ca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2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7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d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24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fd">
      <style:table-cell-properties fo:wrap-option="wrap"/>
      <style:text-properties fo:color="#000000" fo:font-size="11.0pt" style:font-name="Calibri"/>
    </style:style>
    <style:style style:family="table-cell" style:name="ae33a7e">
      <style:table-cell-properties fo:wrap-option="wrap"/>
      <style:text-properties fo:color="#000000" fo:font-size="11.0pt" style:font-name="Calibri"/>
    </style:style>
    <style:style style:family="table" style:name="a456267">
      <style:table-properties style:width="6.692in" table:align="margins"/>
    </style:style>
    <style:style style:family="table-column" style:name="a9b31f1"/>
    <style:style style:family="table-cell" style:name="a73410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7ad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82d6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e47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3daf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2bc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1a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69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90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3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f2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a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59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6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1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1d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2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2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5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c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3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c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d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9c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9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af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4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fc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6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c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3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5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5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7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24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d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3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e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6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3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f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5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2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53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62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b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b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d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a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0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5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7b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e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9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4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e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1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b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b3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0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439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71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4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dda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e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5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d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5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1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d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4d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b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c1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8e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ad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b1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c0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e8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aa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f8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5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4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f8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8c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13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3a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9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9a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3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3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0f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47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bbc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44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70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a7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a90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2b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4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1ac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5d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e6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4c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8a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f9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1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f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12f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1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7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2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49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fc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4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9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3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3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ca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b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4c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0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3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9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d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6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cf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5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e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4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d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a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0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c3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e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18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4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4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e2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0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b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a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b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2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d3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e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9f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c2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4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1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1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c9c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1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e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8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4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f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8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7b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fe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0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b7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f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4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d1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7e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0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4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9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e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4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a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bc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8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0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b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f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b0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25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2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5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64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61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3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b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b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83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36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b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8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4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d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8f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4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1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b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8a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3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50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83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cc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2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74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1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d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e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d2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3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b07">
      <style:table-cell-properties fo:wrap-option="wrap"/>
      <style:text-properties fo:color="#000000" fo:font-size="11.0pt" style:font-name="Calibri"/>
    </style:style>
    <style:style style:family="table-cell" style:name="aa31f01">
      <style:table-cell-properties fo:wrap-option="wrap"/>
      <style:text-properties fo:color="#000000" fo:font-size="11.0pt" style:font-name="Calibri"/>
    </style:style>
    <style:style style:family="table" style:name="ab193f2">
      <style:table-properties style:width="6.692in" table:align="margins"/>
    </style:style>
    <style:style style:family="table-column" style:name="a2e816b"/>
    <style:style style:family="table-cell" style:name="a042a3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c7e3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d4f88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8b4a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834a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5474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3c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9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4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51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f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0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5b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51a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7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0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6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1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9d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3f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9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87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ec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9f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5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9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9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11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5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1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9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3d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c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d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4f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9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6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c9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29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68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c6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2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a4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c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14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88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3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e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1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e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cd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5f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b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cb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b4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8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3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f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b8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1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5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5e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6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c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1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f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0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b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1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5f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8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1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2c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7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9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f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10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6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b4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c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ae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6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12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c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0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9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0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e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7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d2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2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2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3a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8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9b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17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dc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ac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d9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b4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6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e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fd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b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b5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18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e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4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5e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b2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b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d9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4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f39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a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22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0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0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6d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d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5e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b7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f5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f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39b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c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c4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16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d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4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dc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d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ba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f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8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d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e8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b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6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0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11a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9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9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e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d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3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9c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1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9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7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6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f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7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9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a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25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c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4d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3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21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0b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5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a6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b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6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47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e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849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7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b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c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0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7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db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7c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3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4e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1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2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1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f8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3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8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7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7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9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1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64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9e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e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a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72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1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3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6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0de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c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4c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8e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f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f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b3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6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61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8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e2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282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f6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4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5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c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c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e32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e7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6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0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f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27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ad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038d">
      <style:table-cell-properties fo:wrap-option="wrap"/>
      <style:text-properties fo:color="#000000" fo:font-size="11.0pt" style:font-name="Calibri"/>
    </style:style>
    <style:style style:family="table-cell" style:name="aeb00b6">
      <style:table-cell-properties fo:wrap-option="wrap"/>
      <style:text-properties fo:color="#000000" fo:font-size="11.0pt" style:font-name="Calibri"/>
    </style:style>
    <style:style style:family="table" style:name="a584b66">
      <style:table-properties style:width="6.692in" table:align="margins"/>
    </style:style>
    <style:style style:family="table-column" style:name="aeee423"/>
    <style:style style:family="table-cell" style:name="a7532bd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55c1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7c7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09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3540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c22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29c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18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e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5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f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2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5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2e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4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e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204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1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6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92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6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3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54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ae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2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06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8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0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ba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87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cf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0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7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2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5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2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8c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c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a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4a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9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2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c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8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0bd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85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68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0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3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4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f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7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ad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e4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5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fc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7c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8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a4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a9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5c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b1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1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85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f9e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fed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b72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73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5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47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c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1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e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c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1e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6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4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9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7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a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6e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c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9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5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db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bd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a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81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6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e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34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3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7b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4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cf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2b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bb8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688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0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3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29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26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7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0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1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72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70f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92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8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88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5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ac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7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1f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a5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8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b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ed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36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e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3b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d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f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91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9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2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ec1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a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e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6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90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e0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c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6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e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7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28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5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0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c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2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5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9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d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e6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cd3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3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d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30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5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b5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d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a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c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60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e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10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e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0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d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4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9d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ba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9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5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1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9e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e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8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6a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1e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5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c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02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e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8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8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6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2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9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0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c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b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8b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d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6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51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d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3a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f6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2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6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e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5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e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b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6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c7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2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d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5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e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2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a7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6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e1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3f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0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4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747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bd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59a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51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8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4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5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a1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5c">
      <style:table-cell-properties fo:wrap-option="wrap"/>
      <style:text-properties fo:color="#000000" fo:font-size="11.0pt" style:font-name="Calibri"/>
    </style:style>
    <style:style style:family="table-cell" style:name="a66eb92">
      <style:table-cell-properties fo:wrap-option="wrap"/>
      <style:text-properties fo:color="#000000" fo:font-size="11.0pt" style:font-name="Calibri"/>
    </style:style>
    <style:style style:family="table" style:name="a2ee380">
      <style:table-properties style:width="6.692in" table:align="margins"/>
    </style:style>
    <style:style style:family="table-column" style:name="a27b714"/>
    <style:style style:family="table-cell" style:name="a3986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c6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0ae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385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10f4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b770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2d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0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4b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8c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1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a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a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0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1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68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6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a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7b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07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ac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e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10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24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ca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e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c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7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df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5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6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e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7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00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7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d2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f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6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8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b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c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2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0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b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4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eb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3b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6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5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d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9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a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5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d8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ab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d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d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3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1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3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2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a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c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4a0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1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83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64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5d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8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7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5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16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0b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1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17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8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8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b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b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f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a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7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0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95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7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f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d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5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ca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2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bb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2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d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5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39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97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40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2f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b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7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03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c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1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3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72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77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bb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13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ff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00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1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f7a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e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29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6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d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e5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350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f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99c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5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24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1a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05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ac0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9c3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0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3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d4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a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4af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a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5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26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82b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9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0a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2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e2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46f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75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4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f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4d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8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5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68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5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52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e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c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9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a0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b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4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3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3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f3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d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8d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0f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f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e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08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8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6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e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2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5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7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2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d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e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d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7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9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2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66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4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51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36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e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2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e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c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6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9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a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d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6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4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1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30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3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5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54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5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9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2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fc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b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9f0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3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c4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0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4c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b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e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8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b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05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c3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55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3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22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da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18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c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8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a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e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2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4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76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c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7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86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8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0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e33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6f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27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2c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7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0b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414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c7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f68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7f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bac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6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23d">
      <style:table-cell-properties fo:wrap-option="wrap"/>
      <style:text-properties fo:color="#000000" fo:font-size="11.0pt" style:font-name="Calibri"/>
    </style:style>
    <style:style style:family="table-cell" style:name="a5bd094">
      <style:table-cell-properties fo:wrap-option="wrap"/>
      <style:text-properties fo:color="#000000" fo:font-size="11.0pt" style:font-name="Calibri"/>
    </style:style>
    <style:style style:family="table" style:name="a61f57e">
      <style:table-properties style:width="6.692in" table:align="margins"/>
    </style:style>
    <style:style style:family="table-column" style:name="a69d6da"/>
    <style:style style:family="table-cell" style:name="af859b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4f99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4645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416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0bde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2e0a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08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03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9b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4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c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b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4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e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5d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a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7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0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82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c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3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b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4e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7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b5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b1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6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9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f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2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b4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77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e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9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88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d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7c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a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cf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b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13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e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2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a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7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48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61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f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b82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848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2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4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5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f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0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63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a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f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a8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d4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3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f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9c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b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1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6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2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e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548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f6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a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f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19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81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2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b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2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b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4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ad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2b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6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a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e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f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6b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0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6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d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4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e6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c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8c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f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a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5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0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f8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f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9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5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c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ae0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78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17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3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3ee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8b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6b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aa8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9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9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fce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e9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0f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a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a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1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b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4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a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6eb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ca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3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1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af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f6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e8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3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4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8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53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e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a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8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c5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6af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81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a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04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0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e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a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c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2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7f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1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1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2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5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47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8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0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50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0a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b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3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45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d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4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3be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8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e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5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6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4f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6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0f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3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8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3e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9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5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34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1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0a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a2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70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e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6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7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e3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2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a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54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7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2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4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b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9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3e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1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2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3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8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83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5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b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b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5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8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6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7c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9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3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5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e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b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8d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9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c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be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91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d6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0e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5a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0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1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a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0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ac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9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5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5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0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13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a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f8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2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66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6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4f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d4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2e4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f3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01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4f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1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9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5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87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1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94">
      <style:table-cell-properties fo:wrap-option="wrap"/>
      <style:text-properties fo:color="#000000" fo:font-size="11.0pt" style:font-name="Calibri"/>
    </style:style>
    <style:style style:family="table-cell" style:name="a04739f">
      <style:table-cell-properties fo:wrap-option="wrap"/>
      <style:text-properties fo:color="#000000" fo:font-size="11.0pt" style:font-name="Calibri"/>
    </style:style>
    <style:style style:family="table" style:name="ad62e46">
      <style:table-properties style:width="6.692in" table:align="margins"/>
    </style:style>
    <style:style style:family="table-column" style:name="aacf55a"/>
    <style:style style:family="table-cell" style:name="a12284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040e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c1566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caf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1a21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0cde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53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d3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5d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da6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e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62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65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9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5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5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62e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1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f5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b5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23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97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5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0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1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a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ea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cc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3b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64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4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c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d6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6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b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9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9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29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f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a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e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81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0b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d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6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1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8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3fe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6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d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5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37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13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9b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7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3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c5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0c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de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d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7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84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0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9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8b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3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d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b0d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5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5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0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b3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c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1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b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b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0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c4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a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d16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a8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ca8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c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2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4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8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8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c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2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d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c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fe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7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ad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b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7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d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7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6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b3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c6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22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f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53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7d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a9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14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9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6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7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695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db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5fd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1e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4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c3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3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72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7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c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75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5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d5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7b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93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e6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f4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f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f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e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3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72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4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1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b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86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90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50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c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5a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48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e3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7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50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e4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f6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a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7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4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75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6f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2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e5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5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0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01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4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95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f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5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01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69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7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9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97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75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7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4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f8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f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2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c6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b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3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d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e3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1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c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f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4c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49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67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c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a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4c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e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6f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6f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c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1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c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9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0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fa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26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f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d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8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70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2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2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1a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c4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84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4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9a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34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0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25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9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3d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b0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2d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070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780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a7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dc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21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8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4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7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3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e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6b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1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b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0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78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35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4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46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d0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0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88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b3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5e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1a9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9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f3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dfa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28e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af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612">
      <style:table-cell-properties fo:wrap-option="wrap"/>
      <style:text-properties fo:color="#000000" fo:font-size="11.0pt" style:font-name="Calibri"/>
    </style:style>
    <style:style style:family="table-cell" style:name="acf1cfb">
      <style:table-cell-properties fo:wrap-option="wrap"/>
      <style:text-properties fo:color="#000000" fo:font-size="11.0pt" style:font-name="Calibri"/>
    </style:style>
    <style:style style:family="table" style:name="a921a7a">
      <style:table-properties style:width="6.692in" table:align="margins"/>
    </style:style>
    <style:style style:family="table-column" style:name="a3a8c1b"/>
    <style:style style:family="table-cell" style:name="af3ec6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10d37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a4912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64c0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a2f3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ffc4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67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527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aa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6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d6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116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89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67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4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20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985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148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e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59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0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45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f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d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f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a4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f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f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e8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53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0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a5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2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0e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a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4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b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2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1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8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b8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2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8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fc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a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0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2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ef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8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2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1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5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7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e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6e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b9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b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11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5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a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49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44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2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65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9c4f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f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27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3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9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5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9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6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f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fc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9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9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a8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1b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e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1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4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5a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6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7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93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8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7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e4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2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a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3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ce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7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8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0f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8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8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8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8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3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f0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a6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6b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60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12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58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e90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3ed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15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c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d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b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fec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e9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7a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0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e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f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8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d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35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84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c0b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7e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51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d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e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5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2d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6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96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82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bc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f1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de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ff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e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f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9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03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3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cb3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c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8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09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82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9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b4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a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37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88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10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6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e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e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5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e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4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f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d2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a7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eb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6d0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0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1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3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96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2d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8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c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0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5f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d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2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1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9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7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9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88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a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20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25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a5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39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d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b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8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bb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2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2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a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91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2c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e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c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9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4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40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2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e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a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3d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3b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d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3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9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6d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91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a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e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4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19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7bb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2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d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1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7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23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db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f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f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80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1b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8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d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16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5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bb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0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c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d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a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0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d1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6a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1e7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be8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c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a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42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46e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f6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073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7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72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3d">
      <style:table-cell-properties fo:wrap-option="wrap"/>
      <style:text-properties fo:color="#000000" fo:font-size="11.0pt" style:font-name="Calibri"/>
    </style:style>
    <style:style style:family="table-cell" style:name="a43caae">
      <style:table-cell-properties fo:wrap-option="wrap"/>
      <style:text-properties fo:color="#000000" fo:font-size="11.0pt" style:font-name="Calibri"/>
    </style:style>
    <style:style style:family="table" style:name="aaf051d">
      <style:table-properties style:width="6.692in" table:align="margins"/>
    </style:style>
    <style:style style:family="table-column" style:name="a04898a"/>
    <style:style style:family="table-cell" style:name="ac22584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aa16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3eb8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a372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b55e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ff62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43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1c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3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3d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04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7a6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ce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b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0d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2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92b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33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d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a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1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1a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e5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9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b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2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1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d8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2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0d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b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c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d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6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66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03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3fe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4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7f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3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9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1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82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b0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c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03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80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3a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6ec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3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97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c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bd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a9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b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36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7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d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e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b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e1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76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c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16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a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5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d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8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6d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1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aa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a0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630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b9f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9a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e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5c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bf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e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2e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6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3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c0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52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7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f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f2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9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b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c6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d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b0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17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e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e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6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a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9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ae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63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47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e5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3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0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13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38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82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ae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4f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1e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a1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900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f9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836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8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22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f71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735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f7d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d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4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3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bb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c4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df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2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b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ae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3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7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6d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5b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3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fe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63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df5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c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4e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f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a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a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d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c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a0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0b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6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b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37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2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af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81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b5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f7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c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0c8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c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e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f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a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7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35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bc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0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3b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d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77e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e4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0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f1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b2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a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c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3e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4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70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61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e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a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2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d9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6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8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20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f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8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16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a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1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f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4f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5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77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9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f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b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e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9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d3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3c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9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e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3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d9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4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5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65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a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88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ac1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11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9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1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86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a8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d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3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1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84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9a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f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4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28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22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bd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5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88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bc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6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4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4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e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7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5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f1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4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a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9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5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5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1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dd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f58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61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16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45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563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615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38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e1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78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6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eb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f5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01a">
      <style:table-cell-properties fo:wrap-option="wrap"/>
      <style:text-properties fo:color="#000000" fo:font-size="11.0pt" style:font-name="Calibri"/>
    </style:style>
    <style:style style:family="table-cell" style:name="a6766e4">
      <style:table-cell-properties fo:wrap-option="wrap"/>
      <style:text-properties fo:color="#000000" fo:font-size="11.0pt" style:font-name="Calibri"/>
    </style:style>
    <style:style style:family="table" style:name="a9e7083">
      <style:table-properties style:width="6.692in" table:align="margins"/>
    </style:style>
    <style:style style:family="table-column" style:name="af6d0d3"/>
    <style:style style:family="table-cell" style:name="a5d483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a1894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568abe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d602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6d3c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8640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ded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e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b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7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c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519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b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76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44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9c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8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a1d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b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f6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1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a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55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e1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89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19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6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08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5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31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f1f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a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e5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56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2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8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0c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3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9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96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57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9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1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3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b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12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a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2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8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83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6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0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d6a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c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2d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c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1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b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78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b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1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d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7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ff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9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ef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8b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a1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3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58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6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7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64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a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87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79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92779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0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2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f2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d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a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36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7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0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a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7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0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1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f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4e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ac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d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0d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00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cc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02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47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3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b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f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94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47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af0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a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2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9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1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4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ae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9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9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be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73a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8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86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189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fa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2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a7f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9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cd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d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1a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fd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c0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b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37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d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f15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e7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6a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14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7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1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4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ae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1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1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7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f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c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f3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d6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7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a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65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9c3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5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1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3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ef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a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c5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51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9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6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42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d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f6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f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c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9d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df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1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f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4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9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e6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9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8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76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58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f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d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6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2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64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4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4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d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f0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87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7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bb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1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e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96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a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0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ba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7d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b7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8e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9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61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9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9a5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fa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a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5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c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89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7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e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0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5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57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1c3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e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79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9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f9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49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0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56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1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0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b5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15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79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2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bf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8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1f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7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1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0b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8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be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87b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d1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5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7d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a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5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e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1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1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5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ef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34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58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a7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c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b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9f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e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6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0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f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e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a6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d3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16f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a9f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a4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7b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e1a2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6296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3e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c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3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2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a0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678">
      <style:table-cell-properties fo:wrap-option="wrap"/>
      <style:text-properties fo:color="#000000" fo:font-size="11.0pt" style:font-name="Calibri"/>
    </style:style>
    <style:style style:family="table-cell" style:name="a3ac4c1">
      <style:table-cell-properties fo:wrap-option="wrap"/>
      <style:text-properties fo:color="#000000" fo:font-size="11.0pt" style:font-name="Calibri"/>
    </style:style>
    <style:style style:family="table" style:name="a1a6ce5">
      <style:table-properties style:width="6.692in" table:align="margins"/>
    </style:style>
    <style:style style:family="table-column" style:name="a98337d"/>
    <style:style style:family="table-cell" style:name="a313f77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f3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ca89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b5c4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99c6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f286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2d5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6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7b5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8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da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3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a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9cf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0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c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34ab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8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a2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64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7f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7b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e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04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15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d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1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4c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7a8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76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2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76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0a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62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4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16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a1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1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a1a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71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58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6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d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3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68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3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2c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e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3f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d8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51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39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b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e8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c09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7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5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b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e5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b0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9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5e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9e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d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4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b3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33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d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c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e0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af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4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ba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62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04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67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89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ab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8fa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f7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c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a5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f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a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5f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2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c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9c6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4e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97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5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c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e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c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57f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77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f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5f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76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a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8d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d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1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8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2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1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93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c95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0d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e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f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d4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cc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1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86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d9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28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f91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55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34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76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c7b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96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f3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e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7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e3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5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10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d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2a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0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99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277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fd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2d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a07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76c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4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36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d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8f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3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9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3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e7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8e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6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9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9b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0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1e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5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e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4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6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1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fd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2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9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c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6a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c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80c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8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c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6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4f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9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3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d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e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28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d1c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a06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2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8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3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bd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71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95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8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c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5d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e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e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f0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f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32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30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7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5b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2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f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e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f4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32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2d2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c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b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5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c9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9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6a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b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82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3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6bc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6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3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a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f9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4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ea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4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e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c0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b6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8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73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b9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1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0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96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9c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8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5b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05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ec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3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95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c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f0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5f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5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8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85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d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4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9a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a4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c4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2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3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6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d4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1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2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b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3f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eb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e4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7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30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e3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22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a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5c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d2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6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a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1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988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6d3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7c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e7a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a7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4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d0e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70f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2f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1f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8aa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093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8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62d">
      <style:table-cell-properties fo:wrap-option="wrap"/>
      <style:text-properties fo:color="#000000" fo:font-size="11.0pt" style:font-name="Calibri"/>
    </style:style>
    <style:style style:family="table-cell" style:name="aa150a0">
      <style:table-cell-properties fo:wrap-option="wrap"/>
      <style:text-properties fo:color="#000000" fo:font-size="11.0pt" style:font-name="Calibri"/>
    </style:style>
    <style:style style:family="table" style:name="a69c566">
      <style:table-properties style:width="6.692in" table:align="margins"/>
    </style:style>
    <style:style style:family="table-column" style:name="a3a56da"/>
    <style:style style:family="table-cell" style:name="aec25c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e77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8169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b65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3ba71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495a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ba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8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ac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1d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4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c7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9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2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ff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f3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9e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4c59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7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07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8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54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e7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0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1b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5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89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b5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8d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2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00b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44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7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7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86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c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c1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8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a7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3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f4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3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9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7d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9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595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43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b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d0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84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7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3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0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c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d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a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a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65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ea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c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10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a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8c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c0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8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5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0b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ec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a3a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e0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a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25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a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35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d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4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e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61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b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19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08b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2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c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ca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d7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48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2a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8f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c7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4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4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32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5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8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e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6b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3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9d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b7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f7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fc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15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c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2b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d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b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1b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9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ff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3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3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a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d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a5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98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0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b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9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03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77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038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e0f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e3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061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89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ae0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824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fc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23e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09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f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b92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ee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8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3b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c12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0d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d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0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8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6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ee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66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2c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f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d0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94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1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45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56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5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a8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e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7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5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f7c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92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6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7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6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a7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a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7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9f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2e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66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d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f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9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8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36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23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9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53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c4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8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d5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2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6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c1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f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e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b3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b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42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6b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56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b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4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10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2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f4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9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9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b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3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22d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c4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db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7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8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f7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8c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eb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4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58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d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3f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15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a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eb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e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e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4e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6b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d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7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f6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c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0b2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59c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28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c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24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8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f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a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a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5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8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5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3a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40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d1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1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88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5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88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8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9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72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a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d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424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ef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75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06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b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4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f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7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1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0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6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c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ee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b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2e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4e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c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66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9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ce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3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95a2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46f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058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78f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6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eb4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046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d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bf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8e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03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e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cc0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89f">
      <style:table-cell-properties fo:wrap-option="wrap"/>
      <style:text-properties fo:color="#000000" fo:font-size="11.0pt" style:font-name="Calibri"/>
    </style:style>
    <style:style style:family="table-cell" style:name="ab294a4">
      <style:table-cell-properties fo:wrap-option="wrap"/>
      <style:text-properties fo:color="#000000" fo:font-size="11.0pt" style:font-name="Calibri"/>
    </style:style>
    <style:style style:family="table" style:name="ac15f16">
      <style:table-properties style:width="6.692in" table:align="margins"/>
    </style:style>
    <style:style style:family="table-column" style:name="af554b2"/>
    <style:style style:family="table-cell" style:name="a9e051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9dea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a7f8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02fd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8ac4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928f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876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e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de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3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b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cf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02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0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e5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5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dd6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e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b0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05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c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5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a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54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53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5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8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ae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d4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84b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4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3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e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9f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20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20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34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6c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0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7a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a1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2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d70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d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5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6a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c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1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e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92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48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08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b1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9b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2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0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6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d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80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2a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c95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e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a4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5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5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1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8f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7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5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6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8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b5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69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c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d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7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0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a0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c9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245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bf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6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5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21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d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8c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0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c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66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b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9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26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e0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2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12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5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a7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5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1f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8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1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2d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3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34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2e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b1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ab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c8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2cf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52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76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0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3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f2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9d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73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2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e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8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522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27aa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a6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40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9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0ce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98c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7f3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20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009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0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7b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fc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25c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99b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6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22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2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5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3d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a5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d07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a1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da1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d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87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de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82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0c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3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c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a9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df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f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b8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9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e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3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e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e7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3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1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26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4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bc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f39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ba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2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34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b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c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ad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0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c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3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6f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e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24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e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0e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a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08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c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d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aa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9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ac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7e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3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d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56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9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4e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1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7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e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3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bb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e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e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2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8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e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92c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1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d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07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5b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5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8b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34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4f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ad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0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46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7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5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94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91b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4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e4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0b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2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69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879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2d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92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3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bd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ad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6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f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6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ae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29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d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b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f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1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e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90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0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c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dd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98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e7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e3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1a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c0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9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1e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0e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52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d3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8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e0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70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b9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dc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e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53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8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3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3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5b1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51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eb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75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8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999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10e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d66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3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a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8d7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6a2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733b">
      <style:table-cell-properties fo:wrap-option="wrap"/>
      <style:text-properties fo:color="#000000" fo:font-size="11.0pt" style:font-name="Calibri"/>
    </style:style>
    <style:style style:family="table-cell" style:name="ab6b396">
      <style:table-cell-properties fo:wrap-option="wrap"/>
      <style:text-properties fo:color="#000000" fo:font-size="11.0pt" style:font-name="Calibri"/>
    </style:style>
    <style:style style:family="table" style:name="a8a6cfb">
      <style:table-properties style:width="6.692in" table:align="margins"/>
    </style:style>
    <style:style style:family="table-column" style:name="a8c994e"/>
    <style:style style:family="table-cell" style:name="a1696f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ebdfa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3704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dfc4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e967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a55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15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d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78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78c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2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4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469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81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5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ef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76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00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b6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72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a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1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cb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9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dd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83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d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63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46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7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935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a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8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013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00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d1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f0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c0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5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22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f96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71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1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1f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c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970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6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fd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d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0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f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191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2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6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1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2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c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e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ef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1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29c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6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2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3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4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e3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22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a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f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a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8eb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e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d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7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48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d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d0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714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9c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4c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e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1d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c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e3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2e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43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f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bb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8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e5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06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4e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2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e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b6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c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ba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f7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8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2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6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c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20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50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5b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d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6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8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5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f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1c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0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8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bb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0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34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8382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18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c3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a1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1c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76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b3b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1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ad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46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99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894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3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77a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9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59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ea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784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78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bc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c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08c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00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b8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02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2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0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1a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6f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f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6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43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f9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dd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5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23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82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e32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8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1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b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4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6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f0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6f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4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0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5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423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8e7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1f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6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3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5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9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38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2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f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6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b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f89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0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e4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4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7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2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c3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d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60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0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3a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9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63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b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7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722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7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3b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86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da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286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cd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d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e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3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0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7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2b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6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8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8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d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e6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d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1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3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a4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0e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8f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2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8d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b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a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d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5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5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be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dc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39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1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1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59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6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b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cc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f3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1ec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5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90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f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ae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8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cf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f0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c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f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4f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d1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005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d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a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fe7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de5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cd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a6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93d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9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7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5b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e2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c2e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92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3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72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ea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46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0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8e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2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eb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fa4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5a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87e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c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5fb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3d05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776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63e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b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a3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8ff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06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64c">
      <style:table-cell-properties fo:wrap-option="wrap"/>
      <style:text-properties fo:color="#000000" fo:font-size="11.0pt" style:font-name="Calibri"/>
    </style:style>
    <style:style style:family="table-cell" style:name="a6ed782">
      <style:table-cell-properties fo:wrap-option="wrap"/>
      <style:text-properties fo:color="#000000" fo:font-size="11.0pt" style:font-name="Calibri"/>
    </style:style>
    <style:style style:family="table" style:name="abbc36a">
      <style:table-properties style:width="6.692in" table:align="margins"/>
    </style:style>
    <style:style style:family="table-column" style:name="ae409c9"/>
    <style:style style:family="table-cell" style:name="a9a9eaa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d2fa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8435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8b0b1f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65b2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83df1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57a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a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59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ff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6a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c7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17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d8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9bc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dd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e57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e91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2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59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6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8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73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77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b8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91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c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5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2b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2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0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c7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6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4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f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d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b7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50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56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d1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e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18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f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6b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82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1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a0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c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80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53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3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d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0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2a7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55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e9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7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2cc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e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7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72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ca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ab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7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0c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8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c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d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12d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86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db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6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7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3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3b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357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5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7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0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a86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f10b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1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a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d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ea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ec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dd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4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be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f0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6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32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3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0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0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3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97c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93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d3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56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32f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e3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f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b4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8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36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ccc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2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4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9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b5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6b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50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6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c4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5e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3f4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41b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1737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69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072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fe8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298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049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b78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c5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a5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0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96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45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3d60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faa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4a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80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5f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24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e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385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5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8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65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2f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7f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fe9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6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cb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9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d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b8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fa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e2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fe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74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c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0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12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7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79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0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0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c7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9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64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7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c4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5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2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0d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ba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d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cf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ca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8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2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4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6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9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d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f9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fa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c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5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5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7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20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c1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06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3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34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d1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52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b6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4b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7b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1d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85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1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70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a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1e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6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aa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8d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4b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1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e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c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60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63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9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1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a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e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8b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8e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7a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5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7a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7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08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c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75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7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a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e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2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d9b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e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1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a5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7e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f1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d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4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7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8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c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7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cc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9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8c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9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d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6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a2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5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71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8b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30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9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1b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06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a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b5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be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6d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fd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4c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3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41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2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f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0e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1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8f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af58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0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6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1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a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24a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698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c0e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dd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7a5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1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97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e427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033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f8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0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63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950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5c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2b3">
      <style:table-cell-properties fo:wrap-option="wrap"/>
      <style:text-properties fo:color="#000000" fo:font-size="11.0pt" style:font-name="Calibri"/>
    </style:style>
    <style:style style:family="table-cell" style:name="a8a7f85">
      <style:table-cell-properties fo:wrap-option="wrap"/>
      <style:text-properties fo:color="#000000" fo:font-size="11.0pt" style:font-name="Calibri"/>
    </style:style>
    <style:style style:family="table" style:name="a7a278d">
      <style:table-properties style:width="6.692in" table:align="margins"/>
    </style:style>
    <style:style style:family="table-column" style:name="a965d77"/>
    <style:style style:family="table-cell" style:name="ae5798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00c1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bd02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3d24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d403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fb72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73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5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2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b9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780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24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0e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e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b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21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2d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9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3d2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1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0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89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78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0e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0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20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4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057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8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b8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c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9d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7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7c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a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c7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0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b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2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a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3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3a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43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b6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b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3a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06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34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e8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8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e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e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eee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20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a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57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8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e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5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f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4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e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2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a6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2e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f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ff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6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1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36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2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6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70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1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a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da3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e8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c1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e0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ea9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a87e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623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d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5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34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d80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8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9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7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55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0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2f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9b0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f0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e1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4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c4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6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5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6d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7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1b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8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68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a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1c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7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6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fc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b8c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f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72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cf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dd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7a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d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fc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5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d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9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d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ea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7e5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eee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69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0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6d4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14a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49a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b09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f2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c2b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0f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335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89a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9b3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3d8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d5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0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f1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670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3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49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f4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b3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9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70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c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1f6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a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48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a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9c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b3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0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7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687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a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7f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b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f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09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28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7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e2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47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2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6b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2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8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8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c1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0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a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c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b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27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85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ba7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ad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4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2b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8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a5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84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0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99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b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17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93c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a0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29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2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a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b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cc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6a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04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c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4e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f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4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8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c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7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e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b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1a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8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60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03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5c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e5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6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ad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ab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b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80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d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8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58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7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c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78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7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5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1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c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57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a2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8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1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8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e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56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6d2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48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4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f1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4f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3d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c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6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96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dd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d6f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a0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ac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f5c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9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f1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d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4c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3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4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1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432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18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5d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a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b1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8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40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94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49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ef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6b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e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a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6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95e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9ad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f9c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77c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2e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0f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c3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0a0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47d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3f6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48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2f7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fc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9a7">
      <style:table-cell-properties fo:wrap-option="wrap"/>
      <style:text-properties fo:color="#000000" fo:font-size="11.0pt" style:font-name="Calibri"/>
    </style:style>
    <style:style style:family="table-cell" style:name="af2e68f">
      <style:table-cell-properties fo:wrap-option="wrap"/>
      <style:text-properties fo:color="#000000" fo:font-size="11.0pt" style:font-name="Calibri"/>
    </style:style>
    <style:style style:family="table" style:name="aeaa0e9">
      <style:table-properties style:width="6.692in" table:align="margins"/>
    </style:style>
    <style:style style:family="table-column" style:name="a408741"/>
    <style:style style:family="table-cell" style:name="aefaefb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3dac0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6a120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c09e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9c06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d875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805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e20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9a7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ae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9f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61c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64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fb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98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1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ca8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5a9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857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c4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4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9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d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2e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33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87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4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0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f3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f13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d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7fb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2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5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6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ea7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eb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c7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b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83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c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91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b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a3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ed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d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38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43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ab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f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f7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6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08f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44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0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7d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a1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1f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de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3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4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17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2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5e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3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8d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98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f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c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4c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9f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d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4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c9c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1d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4b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0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2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1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864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ab3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ac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0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13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cd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dc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6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94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d8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c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9c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c3b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a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60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78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c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d9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43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8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ff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86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6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0f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21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d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6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4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7ad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392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c1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d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8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2b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76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5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f11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5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c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5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35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7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cc4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0430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3a6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2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0f8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65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2c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a21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db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4a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c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7a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8f0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b3e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b3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92d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0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d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1f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12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594e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e1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ba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94e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9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8b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34c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6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2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2a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8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0d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2d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c3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d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3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7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65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ca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f7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f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9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20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8d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3b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d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7d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80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c2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0d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f8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1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f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9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e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5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5c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bb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9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17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462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93d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9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4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2c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41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e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d6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61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de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c3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9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27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ae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e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7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1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37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fd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1a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f2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72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6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f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f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5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ef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50f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eb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5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2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4e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7c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50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c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1a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1d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de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1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fb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d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9d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78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06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cc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1f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5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6d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bba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0e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17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3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0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d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78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11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b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9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cc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b6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d61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d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3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22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8e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e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48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df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bf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f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8f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4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8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e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eb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f7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f6e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19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c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20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b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64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78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7b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0a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47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c1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46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71f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7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4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83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d8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d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c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b6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fd1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de0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b2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18d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7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dd4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ec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81b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9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32f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c2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fb1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424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6866">
      <style:table-cell-properties fo:wrap-option="wrap"/>
      <style:text-properties fo:color="#000000" fo:font-size="11.0pt" style:font-name="Calibri"/>
    </style:style>
    <style:style style:family="table-cell" style:name="ad5c1b8">
      <style:table-cell-properties fo:wrap-option="wrap"/>
      <style:text-properties fo:color="#000000" fo:font-size="11.0pt" style:font-name="Calibri"/>
    </style:style>
    <style:style style:family="table" style:name="a1102e3">
      <style:table-properties style:width="6.692in" table:align="margins"/>
    </style:style>
    <style:style style:family="table-column" style:name="ab13c7d"/>
    <style:style style:family="table-cell" style:name="a0d7cc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df7df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f4c5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a67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cc1f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3dbf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038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c5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2c3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087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31c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f2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1ca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c57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9d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1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1a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92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95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f1b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1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86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03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a3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3ccf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d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6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6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c1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518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f6a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e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c7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b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8f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c0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3b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15f7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a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2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7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9b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f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13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d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7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c7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3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6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a2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3f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c8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2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8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98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b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7c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61e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7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74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a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e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3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1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d1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bf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5f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59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e36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8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1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31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4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6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e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4a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5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d1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7d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50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7a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d31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0c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50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9b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ae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6a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e91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23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7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50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3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12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df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fc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c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1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e7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76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b34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c9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6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91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96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d1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3a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1d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851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2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d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ee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f2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f6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4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b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a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4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d2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14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3e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7b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a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da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3d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43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b67c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3ce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05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185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8e4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00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045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08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c41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27f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977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1b8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dec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6474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d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d8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14b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02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321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1c1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a9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af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75d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642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6f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3e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47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d4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4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70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b4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9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a3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d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f9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7a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28a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cb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93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90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7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4b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e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9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41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1c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e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00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2e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80b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83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45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8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5b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62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8b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e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4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9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b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ea7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97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2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b6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a5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ed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6a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d0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be2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0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1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10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3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6f8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1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a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4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7d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42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cb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02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f8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85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1e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4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aaf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2c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1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e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c3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d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c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1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e5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b1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91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a2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4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03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62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8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4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0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fe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0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69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18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4a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09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62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8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3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bb3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b2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2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0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1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fe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8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24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a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8a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0d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af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e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81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16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3f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51e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d9f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7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f9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e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f43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f0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e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d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c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bf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ac6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63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80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5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c0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c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c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45b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5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6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0b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65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a0f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7a88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075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44e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537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7e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34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0b73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9548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4e1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5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ad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60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a8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f567">
      <style:table-cell-properties fo:wrap-option="wrap"/>
      <style:text-properties fo:color="#000000" fo:font-size="11.0pt" style:font-name="Calibri"/>
    </style:style>
    <style:style style:family="table-cell" style:name="a03b6d6">
      <style:table-cell-properties fo:wrap-option="wrap"/>
      <style:text-properties fo:color="#000000" fo:font-size="11.0pt" style:font-name="Calibri"/>
    </style:style>
    <style:style style:family="table" style:name="a507578">
      <style:table-properties style:width="6.692in" table:align="margins"/>
    </style:style>
    <style:style style:family="table-column" style:name="ab6b376"/>
    <style:style style:family="table-cell" style:name="afc87f1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7cb9f2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9c88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958f5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ce219e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982ff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a9d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7e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88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1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53e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ea3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0c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6af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287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50e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c7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01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56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006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e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ee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2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85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3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319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ea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d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3b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85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c0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102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34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1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b6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491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c9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7d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f3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d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cd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f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ec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5d5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8f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dc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c5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c6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12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6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9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43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7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25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3e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6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8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fd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f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43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6f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a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8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21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4f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dd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ae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9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bc6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f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0a8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3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3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5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61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076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6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cc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c8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8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df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7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41f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c8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c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c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d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526a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6d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e9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9b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d7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9b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c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9c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9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bf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86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d8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9f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79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04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7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48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b1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2b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35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01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8b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139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6af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27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4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7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bf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3d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a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24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e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29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1b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0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12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f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2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3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9d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08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b36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93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c0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af2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e0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675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5d0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5f0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0e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d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953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f5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48c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623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a60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cd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8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09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31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8bc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a94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40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b99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e7b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cb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b03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7f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dc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08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0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e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9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73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75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7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4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1d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ab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a7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e3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e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a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3f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0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f0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26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b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f9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b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4a6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50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40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78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2e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9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5a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8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a55b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5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0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a2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7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de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cc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c4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9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ee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0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a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029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f5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7a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a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1a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cc9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60c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88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d4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0b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d5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7f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33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dc8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91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0e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28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40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f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d96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f5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1f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bd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75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a2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7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0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5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e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d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d2e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b7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82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eb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7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4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08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f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84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6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86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2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0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29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57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d9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b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5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aa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0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38d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8e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d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d3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5c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9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9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b1e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d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10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f5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fe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8c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5b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7e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a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2c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10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262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b3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7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8c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f2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69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1e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77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87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a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10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d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23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4b2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33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ba4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4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f0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d9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0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0e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3e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7e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d6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0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ba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8c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3cf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7f9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85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3e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6a9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9f6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383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e940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a01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047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a41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288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68c4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a03">
      <style:table-cell-properties fo:wrap-option="wrap"/>
      <style:text-properties fo:color="#000000" fo:font-size="11.0pt" style:font-name="Calibri"/>
    </style:style>
    <style:style style:family="table-cell" style:name="a561b67">
      <style:table-cell-properties fo:wrap-option="wrap"/>
      <style:text-properties fo:color="#000000" fo:font-size="11.0pt" style:font-name="Calibri"/>
    </style:style>
    <style:style style:family="table" style:name="a9f90d7">
      <style:table-properties style:width="6.692in" table:align="margins"/>
    </style:style>
    <style:style style:family="table-column" style:name="a6047fb"/>
    <style:style style:family="table-cell" style:name="a99179c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8c42ea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92df7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d6fbb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c6532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72c1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1533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8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71f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1c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6f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3a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2abf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9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0f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232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b07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43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9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a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30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b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78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f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e8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1b8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fc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0c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3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eb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774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55e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7c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0e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57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7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e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d0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d4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6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2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37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621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9f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a41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9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d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98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faf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8a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1f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c1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a9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50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03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46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9a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238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f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c8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68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016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ca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e1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d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a0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11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84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ec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d6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a2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d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56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00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e3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ca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d8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31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58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a8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7f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08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37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5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5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77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ac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683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f8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65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89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10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1a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06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0a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c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b4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fc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3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c7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34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d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9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4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18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a8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75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3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6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7b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10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a1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11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27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1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70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09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3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2bc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2a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e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30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b9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41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b8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03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e7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e2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f7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81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2f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c8e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2f96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4e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1c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bc6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c1cd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eb6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e06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237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0ac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1c9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d0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1d3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82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0d1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8d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f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db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5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2c5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928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526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a6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5a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22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2ce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aa6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ecd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64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d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93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6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e41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44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39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1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39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92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2f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fa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81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37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4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a0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9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a2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2a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8c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0f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c1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b0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5c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98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d7d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82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5c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b4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b7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85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240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5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6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33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108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dc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ca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f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0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d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67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9a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ed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9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48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5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5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6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b05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feb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12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3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da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8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7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fb0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7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4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4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f1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0c2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7b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57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323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6e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88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5f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04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7d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44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d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2e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89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70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9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ff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31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aa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64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ff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7f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5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f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1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4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5a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013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d2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f6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d0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f6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b5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f1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dd3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40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d0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e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0a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ab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94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ae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0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f1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0f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f4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52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d0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09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f83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f0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0c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8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2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e0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a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18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0f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d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24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8e11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fad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a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a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9b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4f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2e5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f3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e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be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16c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b5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4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4c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1e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f4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e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9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61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99a0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0f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50a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3a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1c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e91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5ae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ff4b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b5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8b4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f0f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151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7f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0cd">
      <style:table-cell-properties fo:wrap-option="wrap"/>
      <style:text-properties fo:color="#000000" fo:font-size="11.0pt" style:font-name="Calibri"/>
    </style:style>
    <style:style style:family="table-cell" style:name="a659393">
      <style:table-cell-properties fo:wrap-option="wrap"/>
      <style:text-properties fo:color="#000000" fo:font-size="11.0pt" style:font-name="Calibri"/>
    </style:style>
    <style:style style:family="table" style:name="aab49a7">
      <style:table-properties style:width="6.692in" table:align="margins"/>
    </style:style>
    <style:style style:family="table-column" style:name="afde9a0"/>
    <style:style style:family="table-cell" style:name="a0efde9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a5483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870bc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0a7666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674c7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51279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1c1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2e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68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638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289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8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cf0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9f1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69f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0b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e2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4b76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66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8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b3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2c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cba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3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f72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d3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1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5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e9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c4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6db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33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c3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a7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e9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71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f8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191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2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d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9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b8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e45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fb7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fb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6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6e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6a1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5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f11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9f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3b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d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cd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83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00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95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b9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93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5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9d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10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25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c3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6b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6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03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4e5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48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844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f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07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ef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14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673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5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8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72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7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be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0ef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19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ca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20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be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cb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ad48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58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c8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d3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9e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e0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651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9a5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1d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b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f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1b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2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802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db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87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b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6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ee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33a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2c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40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78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c9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2b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c7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887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67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4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a3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eb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1a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2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ae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f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53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46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04f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7b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33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9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d1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abd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e85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f6c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3b8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44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e52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0d7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89d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09a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1888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beb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f2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cd4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81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eda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3dd7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2eb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b5f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4cf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36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1b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f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2b4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0d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4e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46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45a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dd2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54b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b15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56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43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d3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a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74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93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17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f5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38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85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28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5b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1e5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27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ee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fc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a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0e8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1c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de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e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68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f0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48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6a1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ea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f9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41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bc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c9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7d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c1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e3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3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2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3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a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fbb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b2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45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45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5a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4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69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98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17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b1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90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fc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65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c6e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73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2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5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6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f8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8e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455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0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90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a1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c2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dd0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cd9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1e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5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35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14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5e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7b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e2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be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a0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a9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4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f3f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719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38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4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4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b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e7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5ca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e7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75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32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04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6a1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1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ee2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47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5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ac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92c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3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47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353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ba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aa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bc1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9d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7f6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9f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9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b9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5a1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8e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6d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85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70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5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f2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06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e4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9a2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5c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b5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f8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4b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e2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34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5a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9a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226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c3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75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8b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ff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37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319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a3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568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1a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01a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97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e5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b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72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ba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35d3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db77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34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c43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5b1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b8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2e9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e8e5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eb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022e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d78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51b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d2e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815c">
      <style:table-cell-properties fo:wrap-option="wrap"/>
      <style:text-properties fo:color="#000000" fo:font-size="11.0pt" style:font-name="Calibri"/>
    </style:style>
    <style:style style:family="table-cell" style:name="aa12b88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ab49a7">
        <table:table-column table:number-columns-repeated="5"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style-name="afde9a0"/>
        <table:table-column table:number-columns-repeated="11" table:style-name="afde9a0"/>
        <table:table-column table:style-name="afde9a0"/>
        <table:table-row>
          <table:table-cell/>
          <table:table-cell office:string-value="1ère année de licence" office:value-type="string" table:number-columns-spanned="4" table:number-rows-spanned="1" table:style-name="a0efde9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7/2018" office:value-type="string" table:number-columns-spanned="3" table:number-rows-spanned="1" table:style-name="a0a5483">
            <text:p>prévision 2017/2018</text:p>
          </table:table-cell>
          <table:covered-table-cell/>
          <table:covered-table-cell/>
          <table:table-cell office:string-value=": 200 étudiants" office:value-type="string" table:number-columns-spanned="3" table:number-rows-spanned="1" table:style-name="a0870bc">
            <text:p>: 200 étudiants</text:p>
          </table:table-cell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0a7666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3674c7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b51279">
            <text:p>Matière</text:p>
          </table:table-cell>
          <table:table-cell office:string-value="code Apogée" office:value-type="string" table:number-rows-spanned="1" table:style-name="ab61c1a">
            <text:p>code Apogée</text:p>
          </table:table-cell>
          <table:table-cell office:string-value="Responsable UE 2017-2018" office:value-type="string" table:number-rows-spanned="1" table:style-name="a372ea2">
            <text:p>Responsable UE 2017-2018</text:p>
          </table:table-cell>
          <table:table-cell office:string-value="Intervenants 2017-2018" office:value-type="string" table:number-rows-spanned="1" table:style-name="a0ed68a">
            <text:p>Intervenants 2017-2018</text:p>
          </table:table-cell>
          <table:table-cell office:string-value="COURS" office:value-type="string" table:number-rows-spanned="1" table:style-name="a656386">
            <text:p>COURS</text:p>
          </table:table-cell>
          <table:table-cell office:string-value="TD ou cours-TD" office:value-type="string" table:number-rows-spanned="1" table:style-name="a92289d">
            <text:p>TD ou cours-TD</text:p>
          </table:table-cell>
          <table:table-cell office:string-value="TP ou cours-TP" office:value-type="string" table:number-rows-spanned="1" table:style-name="a6508d3">
            <text:p>TP ou cours-TP</text:p>
          </table:table-cell>
          <table:table-cell office:string-value="Nombre de groupes indicatif" office:value-type="string" table:number-rows-spanned="1" table:style-name="a56fcf0">
            <text:p>Nombre de groupes indicatif</text:p>
          </table:table-cell>
          <table:table-cell office:string-value="Choix Cours" office:value-type="string" table:number-rows-spanned="1" table:style-name="ac79f1b">
            <text:p>Choix Cours</text:p>
          </table:table-cell>
          <table:table-cell office:string-value="Choix TD/CMTD" office:value-type="string" table:number-rows-spanned="1" table:style-name="ad069f1">
            <text:p>Choix TD/CMTD</text:p>
          </table:table-cell>
          <table:table-cell office:string-value="Choix TP/CMTP" office:value-type="string" table:number-rows-spanned="1" table:style-name="a0d0b00">
            <text:p>Choix TP/CMTP</text:p>
          </table:table-cell>
          <table:table-cell office:string-value="Nombre de TD/TP souhaités" office:value-type="string" table:number-rows-spanned="1" table:style-name="a94e256">
            <text:p>Nombre de TD/TP souhaités</text:p>
          </table:table-cell>
          <table:table-cell office:string-value="Nombre d'années d'enseignement de la matière" office:value-type="string" table:number-rows-spanned="1" table:style-name="ac44b76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b93dd7">
            <text:p>Matière</text:p>
          </table:table-cell>
          <table:table-cell office:string-value="code Apogée" office:value-type="string" table:number-rows-spanned="1" table:style-name="ad52eb2">
            <text:p>code Apogée</text:p>
          </table:table-cell>
          <table:table-cell office:string-value="Responsable UE 2017-2018" office:value-type="string" table:number-rows-spanned="1" table:style-name="a0db5fc">
            <text:p>Responsable UE 2017-2018</text:p>
          </table:table-cell>
          <table:table-cell office:string-value="Intervenants 2017-2018" office:value-type="string" table:number-rows-spanned="1" table:style-name="aa84cf4">
            <text:p>Intervenants 2017-2018</text:p>
          </table:table-cell>
          <table:table-cell office:string-value="COURS" office:value-type="string" table:number-rows-spanned="1" table:style-name="aa4b367">
            <text:p>COURS</text:p>
          </table:table-cell>
          <table:table-cell office:string-value="TD ou cours-TD" office:value-type="string" table:number-rows-spanned="1" table:style-name="a5c1b2f">
            <text:p>TD ou cours-TD</text:p>
          </table:table-cell>
          <table:table-cell office:string-value="TP ou cours-TP" office:value-type="string" table:number-rows-spanned="1" table:style-name="a749f82">
            <text:p>TP ou cours-TP</text:p>
          </table:table-cell>
          <table:table-cell office:string-value="Nombre de groupes indicatif" office:value-type="string" table:number-rows-spanned="1" table:style-name="a0d42b4">
            <text:p>Nombre de groupes indicatif</text:p>
          </table:table-cell>
          <table:table-cell office:string-value="Choix Cours" office:value-type="string" table:number-rows-spanned="1" table:style-name="a080dcc">
            <text:p>Choix Cours</text:p>
          </table:table-cell>
          <table:table-cell office:string-value="Choix TD/CMTD" office:value-type="string" table:number-rows-spanned="1" table:style-name="a474e50">
            <text:p>Choix TD/CMTD</text:p>
          </table:table-cell>
          <table:table-cell office:string-value="Choix TP/CMTP" office:value-type="string" table:number-rows-spanned="1" table:style-name="a054608">
            <text:p>Choix TP/CMTP</text:p>
          </table:table-cell>
          <table:table-cell office:string-value="Nombre de TD/TP souhaités" office:value-type="string" table:number-rows-spanned="1" table:style-name="ab345a2">
            <text:p>Nombre de TD/TP souhaités</text:p>
          </table:table-cell>
          <table:table-cell office:string-value="Nombre d'années d'enseignement de la matière" office:value-type="string" table:number-rows-spanned="1" table:style-name="aaadd25">
            <text:p>Nombre d'années d'enseignement de la matière</text:p>
          </table:table-cell>
        </table:table-row>
        <table:table-row>
          <table:table-cell/>
          <table:table-cell office:string-value="PRE-RENTREE : Mathématiques" office:value-type="string" table:number-rows-spanned="1" table:style-name="a4d66b6">
            <text:p>PRE-RENTREE : Mathématiques</text:p>
          </table:table-cell>
          <table:table-cell office:string-value="A1PREMA" office:value-type="string" table:number-rows-spanned="1" table:style-name="a388f64">
            <text:p>A1PREMA</text:p>
          </table:table-cell>
          <table:table-cell office:string-value="Pasquignon" office:value-type="string" table:number-rows-spanned="1" table:style-name="ac8b320">
            <text:p>Pasquignon</text:p>
          </table:table-cell>
          <table:table-cell office:string-value="HuveneersLamboleyVialardLegendre" office:value-type="string" table:number-rows-spanned="1" table:style-name="a502cdb">
            <text:p>HuveneersLamboleyVialardLegendre</text:p>
          </table:table-cell>
          <table:table-cell table:number-rows-spanned="1" table:style-name="aaccba7"/>
          <table:table-cell office:string-value="15.0h CMTD" office:value-type="string" table:number-rows-spanned="1" table:style-name="a2e3eb5">
            <text:p>15.0h CMTD</text:p>
          </table:table-cell>
          <table:table-cell table:number-rows-spanned="1" table:style-name="a55f72c"/>
          <table:table-cell office:string-value="6 CMTD" office:value-type="string" table:number-rows-spanned="1" table:style-name="a5cd35a">
            <text:p>6 CMTD</text:p>
          </table:table-cell>
          <table:table-cell table:number-rows-spanned="1" table:style-name="abd67de"/>
          <table:table-cell table:number-rows-spanned="1" table:style-name="afee1ec"/>
          <table:table-cell table:number-rows-spanned="1" table:style-name="a27c555"/>
          <table:table-cell table:number-rows-spanned="1" table:style-name="a64e92b"/>
          <table:table-cell table:number-rows-spanned="1" table:style-name="a44c419"/>
          <table:table-cell table:number-rows-spanned="1"/>
          <table:table-cell office:string-value="Analyse 2" office:value-type="string" table:number-rows-spanned="1" table:style-name="a7554be">
            <text:p>Analyse 2</text:p>
          </table:table-cell>
          <table:table-cell office:string-value="A1DEM08" office:value-type="string" table:number-rows-spanned="1" table:style-name="aeb1588">
            <text:p>A1DEM08</text:p>
          </table:table-cell>
          <table:table-cell office:string-value="Lebourg" office:value-type="string" table:number-rows-spanned="1" table:style-name="a8b562a">
            <text:p>Lebourg</text:p>
          </table:table-cell>
          <table:table-cell office:string-value="Lebourg CMRammalSchaisonHadikhanlooMassetti" office:value-type="string" table:number-rows-spanned="1" table:style-name="a94435c">
            <text:p>Lebourg CMRammalSchaisonHadikhanlooMassetti</text:p>
          </table:table-cell>
          <table:table-cell office:string-value="19.5h CM" office:value-type="string" table:number-rows-spanned="1" table:style-name="a42d3bd">
            <text:p>19.5h CM</text:p>
          </table:table-cell>
          <table:table-cell office:string-value="39.0h CMTD" office:value-type="string" table:number-rows-spanned="1" table:style-name="a14fa00">
            <text:p>39.0h CMTD</text:p>
          </table:table-cell>
          <table:table-cell table:number-rows-spanned="1" table:style-name="a8774df"/>
          <table:table-cell office:string-value="6" office:value-type="string" table:number-rows-spanned="1" table:style-name="a2393d4">
            <text:p>6</text:p>
          </table:table-cell>
          <table:table-cell table:number-rows-spanned="1" table:style-name="a91172f"/>
          <table:table-cell table:number-rows-spanned="1" table:style-name="aa1f5e3"/>
          <table:table-cell table:number-rows-spanned="1" table:style-name="ab53891"/>
          <table:table-cell table:number-rows-spanned="1" table:style-name="a048533"/>
          <table:table-cell table:number-rows-spanned="1" table:style-name="a90282e"/>
        </table:table-row>
        <table:table-row>
          <table:table-cell/>
          <table:table-cell office:string-value="Analyse1" office:value-type="string" table:number-rows-spanned="1" table:style-name="a9f6db3">
            <text:p>Analyse1</text:p>
          </table:table-cell>
          <table:table-cell office:string-value="A1DEM01" office:value-type="string" table:number-rows-spanned="1" table:style-name="a01330d">
            <text:p>A1DEM01</text:p>
          </table:table-cell>
          <table:table-cell office:string-value="Simenhaus" office:value-type="string" table:number-rows-spanned="1" table:style-name="a75c394">
            <text:p>Simenhaus</text:p>
          </table:table-cell>
          <table:table-cell office:string-value="LegendreLamboleyAttouchiSimenhausBoussionTruchot" office:value-type="string" table:number-rows-spanned="1" table:style-name="ac4a719">
            <text:p>LegendreLamboleyAttouchiSimenhausBoussionTruchot</text:p>
          </table:table-cell>
          <table:table-cell table:number-rows-spanned="1" table:style-name="ac7e944"/>
          <table:table-cell office:string-value="72.0h CMTD" office:value-type="string" table:number-rows-spanned="1" table:style-name="a1f71fa">
            <text:p>72.0h CMTD</text:p>
          </table:table-cell>
          <table:table-cell table:number-rows-spanned="1" table:style-name="a85f864"/>
          <table:table-cell office:string-value="6 CMTD" office:value-type="string" table:number-rows-spanned="1" table:style-name="a051912">
            <text:p>6 CMTD</text:p>
          </table:table-cell>
          <table:table-cell table:number-rows-spanned="1" table:style-name="a6112f9"/>
          <table:table-cell table:number-rows-spanned="1" table:style-name="acf4daf"/>
          <table:table-cell table:number-rows-spanned="1" table:style-name="a5ef9f8"/>
          <table:table-cell table:number-rows-spanned="1" table:style-name="a2db821"/>
          <table:table-cell table:number-rows-spanned="1" table:style-name="ae4e451"/>
          <table:table-cell table:number-rows-spanned="1"/>
          <table:table-cell office:string-value="Algèbre linéaire 2" office:value-type="string" table:number-rows-spanned="1" table:style-name="ad65bb5">
            <text:p>Algèbre linéaire 2</text:p>
          </table:table-cell>
          <table:table-cell office:string-value="A1DEM09" office:value-type="string" table:number-rows-spanned="1" table:style-name="ac1e5e7">
            <text:p>A1DEM09</text:p>
          </table:table-cell>
          <table:table-cell office:string-value="Vialard" office:value-type="string" table:number-rows-spanned="1" table:style-name="a792732">
            <text:p>Vialard</text:p>
          </table:table-cell>
          <table:table-cell office:string-value="Vialard CMRammalFu YingCoronMacasiebSchaisonFu" office:value-type="string" table:number-rows-spanned="1" table:style-name="a5eee37">
            <text:p>Vialard CMRammalFu YingCoronMacasiebSchaisonFu</text:p>
          </table:table-cell>
          <table:table-cell office:string-value="19.5h CM" office:value-type="string" table:number-rows-spanned="1" table:style-name="a44fc9a">
            <text:p>19.5h CM</text:p>
          </table:table-cell>
          <table:table-cell office:string-value="39.0h CMTD" office:value-type="string" table:number-rows-spanned="1" table:style-name="a60aa97">
            <text:p>39.0h CMTD</text:p>
          </table:table-cell>
          <table:table-cell table:number-rows-spanned="1" table:style-name="ac80e87"/>
          <table:table-cell office:string-value="6" office:value-type="string" table:number-rows-spanned="1" table:style-name="aa21cdd">
            <text:p>6</text:p>
          </table:table-cell>
          <table:table-cell table:number-rows-spanned="1" table:style-name="a2fde09"/>
          <table:table-cell table:number-rows-spanned="1" table:style-name="abdde20"/>
          <table:table-cell table:number-rows-spanned="1" table:style-name="a3968d4"/>
          <table:table-cell table:number-rows-spanned="1" table:style-name="ac8f018"/>
          <table:table-cell table:number-rows-spanned="1" table:style-name="a444889"/>
        </table:table-row>
        <table:table-row>
          <table:table-cell/>
          <table:table-cell office:string-value="Algèbre linéaire 1" office:value-type="string" table:number-rows-spanned="1" table:style-name="a5bfb74">
            <text:p>Algèbre linéaire 1</text:p>
          </table:table-cell>
          <table:table-cell office:string-value="A1DEM02" office:value-type="string" table:number-rows-spanned="1" table:style-name="a5dfbd6">
            <text:p>A1DEM02</text:p>
          </table:table-cell>
          <table:table-cell office:string-value="Pasquignon" office:value-type="string" table:number-rows-spanned="1" table:style-name="a016fdf">
            <text:p>Pasquignon</text:p>
          </table:table-cell>
          <table:table-cell office:string-value="Tamzali-LafondHenonPasquignonTalengPasquignonVialard" office:value-type="string" table:number-rows-spanned="1" table:style-name="ab8579c">
            <text:p>Tamzali-LafondHenonPasquignonTalengPasquignonVialard</text:p>
          </table:table-cell>
          <table:table-cell table:number-rows-spanned="1" table:style-name="ac96e10"/>
          <table:table-cell office:string-value="72.0h CMTD" office:value-type="string" table:number-rows-spanned="1" table:style-name="ad6a1d5">
            <text:p>72.0h CMTD</text:p>
          </table:table-cell>
          <table:table-cell table:number-rows-spanned="1" table:style-name="a5fe5f7"/>
          <table:table-cell office:string-value="6 CMTD" office:value-type="string" table:number-rows-spanned="1" table:style-name="a2f1121">
            <text:p>6 CMTD</text:p>
          </table:table-cell>
          <table:table-cell table:number-rows-spanned="1" table:style-name="a209fb8"/>
          <table:table-cell table:number-rows-spanned="1" table:style-name="af03bd6"/>
          <table:table-cell table:number-rows-spanned="1" table:style-name="a882ddb"/>
          <table:table-cell table:number-rows-spanned="1" table:style-name="a9bcde1"/>
          <table:table-cell table:number-rows-spanned="1" table:style-name="ab083fd"/>
          <table:table-cell table:number-rows-spanned="1"/>
          <table:table-cell office:string-value="Algorithmique et programmation 2" office:value-type="string" table:number-rows-spanned="1" table:style-name="ae46a1d">
            <text:p>Algorithmique et programmation 2</text:p>
          </table:table-cell>
          <table:table-cell office:string-value="A1DEM11" office:value-type="string" table:number-rows-spanned="1" table:style-name="af1eaad">
            <text:p>A1DEM11</text:p>
          </table:table-cell>
          <table:table-cell office:string-value="Cazenave" office:value-type="string" table:number-rows-spanned="1" table:style-name="ad4f91a">
            <text:p>Cazenave</text:p>
          </table:table-cell>
          <table:table-cell office:string-value="Cazenave CMJamainPontoizeauTernierLaberniaHaddadTlilane" office:value-type="string" table:number-rows-spanned="1" table:style-name="abe417b">
            <text:p>Cazenave CMJamainPontoizeauTernierLaberniaHaddadTlilane</text:p>
          </table:table-cell>
          <table:table-cell office:string-value="19.5h CM" office:value-type="string" table:number-rows-spanned="1" table:style-name="abcbc29">
            <text:p>19.5h CM</text:p>
          </table:table-cell>
          <table:table-cell office:string-value="19.5h TD" office:value-type="string" table:number-rows-spanned="1" table:style-name="a26c9b1">
            <text:p>19.5h TD</text:p>
          </table:table-cell>
          <table:table-cell table:number-rows-spanned="1" table:style-name="a207db6"/>
          <table:table-cell office:string-value="6" office:value-type="string" table:number-rows-spanned="1" table:style-name="aafc1f9">
            <text:p>6</text:p>
          </table:table-cell>
          <table:table-cell table:number-rows-spanned="1" table:style-name="a16e348"/>
          <table:table-cell table:number-rows-spanned="1" table:style-name="a9a34a5"/>
          <table:table-cell table:number-rows-spanned="1" table:style-name="acd2c5b"/>
          <table:table-cell table:number-rows-spanned="1" table:style-name="aa03cbe"/>
          <table:table-cell table:number-rows-spanned="1" table:style-name="a03baee"/>
        </table:table-row>
        <table:table-row>
          <table:table-cell/>
          <table:table-cell office:string-value="Algorithmique et programmation 1" office:value-type="string" table:number-rows-spanned="1" table:style-name="a6c900c">
            <text:p>Algorithmique et programmation 1</text:p>
          </table:table-cell>
          <table:table-cell office:string-value="A1DEM03" office:value-type="string" table:number-rows-spanned="1" table:style-name="ab89577">
            <text:p>A1DEM03</text:p>
          </table:table-cell>
          <table:table-cell office:string-value="Colazzo" office:value-type="string" table:number-rows-spanned="1" table:style-name="a8ab9ee">
            <text:p>Colazzo</text:p>
          </table:table-cell>
          <table:table-cell office:string-value="Colazzo CMRaksanyiGabrel-WilleminMuratManouvrierArib" office:value-type="string" table:number-rows-spanned="1" table:style-name="a8a93d4">
            <text:p>Colazzo CMRaksanyiGabrel-WilleminMuratManouvrierArib</text:p>
          </table:table-cell>
          <table:table-cell table:number-rows-spanned="1" table:style-name="ae575d1"/>
          <table:table-cell office:string-value="30.0h CMTD" office:value-type="string" table:number-rows-spanned="1" table:style-name="aaf9d06">
            <text:p>30.0h CMTD</text:p>
          </table:table-cell>
          <table:table-cell office:string-value="30.0h CMTP" office:value-type="string" table:number-rows-spanned="1" table:style-name="a051043">
            <text:p>30.0h CMTP</text:p>
          </table:table-cell>
          <table:table-cell office:string-value="6 CMTD et 6 CMTP" office:value-type="string" table:number-rows-spanned="1" table:style-name="aae25aa">
            <text:p>6 CMTD et 6 CMTP</text:p>
          </table:table-cell>
          <table:table-cell table:number-rows-spanned="1" table:style-name="ab4c318"/>
          <table:table-cell table:number-rows-spanned="1" table:style-name="a426be5"/>
          <table:table-cell table:number-rows-spanned="1" table:style-name="a87a638"/>
          <table:table-cell table:number-rows-spanned="1" table:style-name="aca0386"/>
          <table:table-cell table:number-rows-spanned="1" table:style-name="ae84e5a"/>
          <table:table-cell table:number-rows-spanned="1"/>
          <table:table-cell office:string-value="Modélisation et applications des mathématiques" office:value-type="string" table:number-rows-spanned="1" table:style-name="a0bfbb4">
            <text:p>Modélisation et applications des mathématiques</text:p>
          </table:table-cell>
          <table:table-cell office:string-value="A1DEM10" office:value-type="string" table:number-rows-spanned="1" table:style-name="a3b269e">
            <text:p>A1DEM10</text:p>
          </table:table-cell>
          <table:table-cell office:string-value="Boussion" office:value-type="string" table:number-rows-spanned="1" table:style-name="af94528">
            <text:p>Boussion</text:p>
          </table:table-cell>
          <table:table-cell office:string-value="Boussion CMGenadotLeboucherLe Cousin" office:value-type="string" table:number-rows-spanned="1" table:style-name="a9b458b">
            <text:p>Boussion CMGenadotLeboucherLe Cousin</text:p>
          </table:table-cell>
          <table:table-cell office:string-value="19.5h CM" office:value-type="string" table:number-rows-spanned="1" table:style-name="a4e5aaa">
            <text:p>19.5h CM</text:p>
          </table:table-cell>
          <table:table-cell office:string-value="19.5h TD" office:value-type="string" table:number-rows-spanned="1" table:style-name="a26a44e">
            <text:p>19.5h TD</text:p>
          </table:table-cell>
          <table:table-cell table:number-rows-spanned="1" table:style-name="abd6943"/>
          <table:table-cell office:string-value="6" office:value-type="string" table:number-rows-spanned="1" table:style-name="a3098b2">
            <text:p>6</text:p>
          </table:table-cell>
          <table:table-cell table:number-rows-spanned="1" table:style-name="afb174d"/>
          <table:table-cell table:number-rows-spanned="1" table:style-name="ad0b11e"/>
          <table:table-cell table:number-rows-spanned="1" table:style-name="ad690e0"/>
          <table:table-cell table:number-rows-spanned="1" table:style-name="addfcbf"/>
          <table:table-cell table:number-rows-spanned="1" table:style-name="a5965c3"/>
        </table:table-row>
        <table:table-row>
          <table:table-cell/>
          <table:table-cell office:string-value="Introduction à la microéconomie" office:value-type="string" table:number-rows-spanned="1" table:style-name="ab5548b">
            <text:p>Introduction à la microéconomie</text:p>
          </table:table-cell>
          <table:table-cell office:string-value="A1DEM04" office:value-type="string" table:number-rows-spanned="1" table:style-name="a284487">
            <text:p>A1DEM04</text:p>
          </table:table-cell>
          <table:table-cell office:string-value="De Vreyer" office:value-type="string" table:number-rows-spanned="1" table:style-name="a37f140">
            <text:p>De Vreyer</text:p>
          </table:table-cell>
          <table:table-cell office:string-value="De Vreyer CMBrembillaLaffineurMorcillo" office:value-type="string" table:number-rows-spanned="1" table:style-name="a5a0727">
            <text:p>De Vreyer CMBrembillaLaffineurMorcillo</text:p>
          </table:table-cell>
          <table:table-cell office:string-value="19.5h CM" office:value-type="string" table:number-rows-spanned="1" table:style-name="ac3397b">
            <text:p>19.5h CM</text:p>
          </table:table-cell>
          <table:table-cell office:string-value="19.5h TD" office:value-type="string" table:number-rows-spanned="1" table:style-name="a3fefd2">
            <text:p>19.5h TD</text:p>
          </table:table-cell>
          <table:table-cell table:number-rows-spanned="1" table:style-name="ada14c3"/>
          <table:table-cell office:string-value="6 TD" office:value-type="string" table:number-rows-spanned="1" table:style-name="a426739">
            <text:p>6 TD</text:p>
          </table:table-cell>
          <table:table-cell table:number-rows-spanned="1" table:style-name="a48e558"/>
          <table:table-cell table:number-rows-spanned="1" table:style-name="ad282ce"/>
          <table:table-cell table:number-rows-spanned="1" table:style-name="ace7268"/>
          <table:table-cell table:number-rows-spanned="1" table:style-name="a61be20"/>
          <table:table-cell table:number-rows-spanned="1" table:style-name="a59a7fd"/>
          <table:table-cell table:number-rows-spanned="1"/>
          <table:table-cell office:string-value="Outils en informatique- Outils de l'internet" office:value-type="string" table:number-rows-spanned="1" table:style-name="ae5c6e2">
            <text:p>Outils en informatique- Outils de l'internet</text:p>
          </table:table-cell>
          <table:table-cell office:string-value="A1DEM14" office:value-type="string" table:number-rows-spanned="1" table:style-name="ae173cb">
            <text:p>A1DEM14</text:p>
          </table:table-cell>
          <table:table-cell office:string-value="Mayag" office:value-type="string" table:number-rows-spanned="1" table:style-name="a462224">
            <text:p>Mayag</text:p>
          </table:table-cell>
          <table:table-cell office:string-value="Mayag CMBelhoulJamainMagnoucheArib" office:value-type="string" table:number-rows-spanned="1" table:style-name="ae14501">
            <text:p>Mayag CMBelhoulJamainMagnoucheArib</text:p>
          </table:table-cell>
          <table:table-cell office:string-value="15.0h CM" office:value-type="string" table:number-rows-spanned="1" table:style-name="aab4653">
            <text:p>15.0h CM</text:p>
          </table:table-cell>
          <table:table-cell table:number-rows-spanned="1" table:style-name="abbf8ff"/>
          <table:table-cell office:string-value="15.0h TP" office:value-type="string" table:number-rows-spanned="1" table:style-name="a618e2e">
            <text:p>15.0h TP</text:p>
          </table:table-cell>
          <table:table-cell office:string-value="6" office:value-type="string" table:number-rows-spanned="1" table:style-name="aed4555">
            <text:p>6</text:p>
          </table:table-cell>
          <table:table-cell table:number-rows-spanned="1" table:style-name="a5b1065"/>
          <table:table-cell table:number-rows-spanned="1" table:style-name="a4490f9"/>
          <table:table-cell table:number-rows-spanned="1" table:style-name="a31a16f"/>
          <table:table-cell table:number-rows-spanned="1" table:style-name="a97eaf9"/>
          <table:table-cell table:number-rows-spanned="1" table:style-name="a7ac236"/>
        </table:table-row>
        <table:table-row>
          <table:table-cell/>
          <table:table-cell office:string-value="Problèmes économiques" office:value-type="string" table:number-rows-spanned="1" table:style-name="ad63bee">
            <text:p>Problèmes économiques</text:p>
          </table:table-cell>
          <table:table-cell office:string-value="A1DEM06" office:value-type="string" table:number-rows-spanned="1" table:style-name="a80ef52">
            <text:p>A1DEM06</text:p>
          </table:table-cell>
          <table:table-cell office:string-value="Dieudonne" office:value-type="string" table:number-rows-spanned="1" table:style-name="a2b197b">
            <text:p>Dieudonne</text:p>
          </table:table-cell>
          <table:table-cell office:string-value="Dieudonne" office:value-type="string" table:number-rows-spanned="1" table:style-name="a1acaac">
            <text:p>Dieudonne</text:p>
          </table:table-cell>
          <table:table-cell office:string-value="36.0h CM" office:value-type="string" table:number-rows-spanned="1" table:style-name="a7020a5">
            <text:p>36.0h CM</text:p>
          </table:table-cell>
          <table:table-cell table:number-rows-spanned="1" table:style-name="a808be6"/>
          <table:table-cell table:number-rows-spanned="1" table:style-name="a31cbbd"/>
          <table:table-cell table:number-rows-spanned="1" table:style-name="a23ad48"/>
          <table:table-cell table:number-rows-spanned="1" table:style-name="a345835"/>
          <table:table-cell table:number-rows-spanned="1" table:style-name="aa0c851"/>
          <table:table-cell table:number-rows-spanned="1" table:style-name="a78d387"/>
          <table:table-cell table:number-rows-spanned="1" table:style-name="a489ea3"/>
          <table:table-cell table:number-rows-spanned="1" table:style-name="a7be00f"/>
          <table:table-cell table:number-rows-spanned="1"/>
          <table:table-cell office:string-value="Outils en informatique- Initiation à la recherche opérationnelle avec Excel" office:value-type="string" table:number-rows-spanned="1" table:style-name="aa8dd0e">
            <text:p>Outils en informatique- Initiation à la recherche opérationnelle avec Excel</text:p>
          </table:table-cell>
          <table:table-cell office:string-value="A1DEM14" office:value-type="string" table:number-rows-spanned="1" table:style-name="a3cd9a5">
            <text:p>A1DEM14</text:p>
          </table:table-cell>
          <table:table-cell office:string-value="Mayag" office:value-type="string" table:number-rows-spanned="1" table:style-name="a761eb3">
            <text:p>Mayag</text:p>
          </table:table-cell>
          <table:table-cell office:string-value="Mayag CMBelhoulJamainMagnoucheMouhoubHaddad" office:value-type="string" table:number-rows-spanned="1" table:style-name="a6a5583">
            <text:p>Mayag CMBelhoulJamainMagnoucheMouhoubHaddad</text:p>
          </table:table-cell>
          <table:table-cell office:string-value="3.0h CM" office:value-type="string" table:number-rows-spanned="1" table:style-name="a5a35de">
            <text:p>3.0h CM</text:p>
          </table:table-cell>
          <table:table-cell table:number-rows-spanned="1" table:style-name="aca3143"/>
          <table:table-cell office:string-value="12.0h TP" office:value-type="string" table:number-rows-spanned="1" table:style-name="adc5e90">
            <text:p>12.0h TP</text:p>
          </table:table-cell>
          <table:table-cell office:string-value="6" office:value-type="string" table:number-rows-spanned="1" table:style-name="a5c27b0">
            <text:p>6</text:p>
          </table:table-cell>
          <table:table-cell table:number-rows-spanned="1" table:style-name="a3ee2cd"/>
          <table:table-cell table:number-rows-spanned="1" table:style-name="aebbe80"/>
          <table:table-cell table:number-rows-spanned="1" table:style-name="aa0a0a8"/>
          <table:table-cell table:number-rows-spanned="1" table:style-name="a66a962"/>
          <table:table-cell table:number-rows-spanned="1" table:style-name="aff148d"/>
        </table:table-row>
        <table:table-row>
          <table:table-cell/>
          <table:table-cell office:string-value="Organisation des entreprisess" office:value-type="string" table:number-rows-spanned="1" table:style-name="a5c651c">
            <text:p>Organisation des entreprisess</text:p>
          </table:table-cell>
          <table:table-cell office:string-value="A1DEM07" office:value-type="string" table:number-rows-spanned="1" table:style-name="a29a594">
            <text:p>A1DEM07</text:p>
          </table:table-cell>
          <table:table-cell office:string-value="Servel" office:value-type="string" table:number-rows-spanned="1" table:style-name="aa6c1dd">
            <text:p>Servel</text:p>
          </table:table-cell>
          <table:table-cell office:string-value="Carcassonne CMServel CMZouanebDiedhiou" office:value-type="string" table:number-rows-spanned="1" table:style-name="aeb3bca">
            <text:p>Carcassonne CMServel CMZouanebDiedhiou</text:p>
          </table:table-cell>
          <table:table-cell office:string-value="6.0h CM" office:value-type="string" table:number-rows-spanned="1" table:style-name="a22f1cf">
            <text:p>6.0h CM</text:p>
          </table:table-cell>
          <table:table-cell office:string-value="30.0h TD" office:value-type="string" table:number-rows-spanned="1" table:style-name="aa61b28">
            <text:p>30.0h TD</text:p>
          </table:table-cell>
          <table:table-cell table:number-rows-spanned="1" table:style-name="a7f92cc"/>
          <table:table-cell office:string-value="2 TD" office:value-type="string" table:number-rows-spanned="1" table:style-name="a58029d">
            <text:p>2 TD</text:p>
          </table:table-cell>
          <table:table-cell table:number-rows-spanned="1" table:style-name="a36dba4"/>
          <table:table-cell table:number-rows-spanned="1" table:style-name="adf8727"/>
          <table:table-cell table:number-rows-spanned="1" table:style-name="af2db7a"/>
          <table:table-cell table:number-rows-spanned="1" table:style-name="a556c6d"/>
          <table:table-cell table:number-rows-spanned="1" table:style-name="a05ee52"/>
          <table:table-cell table:number-rows-spanned="1"/>
          <table:table-cell office:string-value="Outils en informatique- Bases de données élémentaires" office:value-type="string" table:number-rows-spanned="1" table:style-name="a8af3f2">
            <text:p>Outils en informatique- Bases de données élémentaires</text:p>
          </table:table-cell>
          <table:table-cell office:string-value="A1DEM14" office:value-type="string" table:number-rows-spanned="1" table:style-name="ad719ea">
            <text:p>A1DEM14</text:p>
          </table:table-cell>
          <table:table-cell office:string-value="Mayag" office:value-type="string" table:number-rows-spanned="1" table:style-name="a6638a7">
            <text:p>Mayag</text:p>
          </table:table-cell>
          <table:table-cell office:string-value="Mayag CMBelhoulFu LiangliangMonnetArib" office:value-type="string" table:number-rows-spanned="1" table:style-name="a5cf4c3">
            <text:p>Mayag CMBelhoulFu LiangliangMonnetArib</text:p>
          </table:table-cell>
          <table:table-cell office:string-value="3.0h CM" office:value-type="string" table:number-rows-spanned="1" table:style-name="ad324c2">
            <text:p>3.0h CM</text:p>
          </table:table-cell>
          <table:table-cell table:number-rows-spanned="1" table:style-name="adc5b0c"/>
          <table:table-cell office:string-value="12.0h TP" office:value-type="string" table:number-rows-spanned="1" table:style-name="af3e7ae">
            <text:p>12.0h TP</text:p>
          </table:table-cell>
          <table:table-cell office:string-value="6" office:value-type="string" table:number-rows-spanned="1" table:style-name="a5f5caa">
            <text:p>6</text:p>
          </table:table-cell>
          <table:table-cell table:number-rows-spanned="1" table:style-name="a892e70"/>
          <table:table-cell table:number-rows-spanned="1" table:style-name="a1b757a"/>
          <table:table-cell table:number-rows-spanned="1" table:style-name="acc3211"/>
          <table:table-cell table:number-rows-spanned="1" table:style-name="ab704d4"/>
          <table:table-cell table:number-rows-spanned="1" table:style-name="a196a1f"/>
        </table:table-row>
        <table:table-row>
          <table:table-cell/>
          <table:table-cell office:string-value="Anglais 1" office:value-type="string" table:number-rows-spanned="1" table:style-name="a5b33a0">
            <text:p>Anglais 1</text:p>
          </table:table-cell>
          <table:table-cell office:string-value="A1DEM05" office:value-type="string" table:number-rows-spanned="1" table:style-name="aee2cb5">
            <text:p>A1DEM05</text:p>
          </table:table-cell>
          <table:table-cell office:string-value="Bourrel" office:value-type="string" table:number-rows-spanned="1" table:style-name="ad24076">
            <text:p>Bourrel</text:p>
          </table:table-cell>
          <table:table-cell office:string-value="Lytle-HassanCountchamJoyceRoquePattieWhitesideLevy-Alimi" office:value-type="string" table:number-rows-spanned="1" table:style-name="a7278da">
            <text:p>Lytle-HassanCountchamJoyceRoquePattieWhitesideLevy-Alimi</text:p>
          </table:table-cell>
          <table:table-cell table:number-rows-spanned="1" table:style-name="a52c9fc"/>
          <table:table-cell office:string-value="18.0h CMTD" office:value-type="string" table:number-rows-spanned="1" table:style-name="ab92ba6">
            <text:p>18.0h CMTD</text:p>
          </table:table-cell>
          <table:table-cell table:number-rows-spanned="1" table:style-name="a5cc777"/>
          <table:table-cell office:string-value="12" office:value-type="string" table:number-rows-spanned="1" table:style-name="a578872">
            <text:p>12</text:p>
          </table:table-cell>
          <table:table-cell table:number-rows-spanned="1" table:style-name="aed67b5"/>
          <table:table-cell table:number-rows-spanned="1" table:style-name="a5e467f"/>
          <table:table-cell table:number-rows-spanned="1" table:style-name="ad3a370"/>
          <table:table-cell table:number-rows-spanned="1" table:style-name="aaeeb70"/>
          <table:table-cell table:number-rows-spanned="1" table:style-name="aa461a2"/>
          <table:table-cell table:number-rows-spanned="1"/>
          <table:table-cell office:string-value="Macroéconomie : analyse de long terme" office:value-type="string" table:number-rows-spanned="1" table:style-name="a631a57">
            <text:p>Macroéconomie : analyse de long terme</text:p>
          </table:table-cell>
          <table:table-cell office:string-value="A1DEM12" office:value-type="string" table:number-rows-spanned="1" table:style-name="a9ee2ab">
            <text:p>A1DEM12</text:p>
          </table:table-cell>
          <table:table-cell office:string-value="Chagny" office:value-type="string" table:number-rows-spanned="1" table:style-name="a2e3ff6">
            <text:p>Chagny</text:p>
          </table:table-cell>
          <table:table-cell office:string-value="Chagny CMLorreLaffineur" office:value-type="string" table:number-rows-spanned="1" table:style-name="a674772">
            <text:p>Chagny CMLorreLaffineur</text:p>
          </table:table-cell>
          <table:table-cell office:string-value="19.5h CM" office:value-type="string" table:number-rows-spanned="1" table:style-name="a48e599">
            <text:p>19.5h CM</text:p>
          </table:table-cell>
          <table:table-cell office:string-value="19.5h TD" office:value-type="string" table:number-rows-spanned="1" table:style-name="a67ac01">
            <text:p>19.5h TD</text:p>
          </table:table-cell>
          <table:table-cell table:number-rows-spanned="1" table:style-name="a2392c6"/>
          <table:table-cell office:string-value="6" office:value-type="string" table:number-rows-spanned="1" table:style-name="ab43309">
            <text:p>6</text:p>
          </table:table-cell>
          <table:table-cell table:number-rows-spanned="1" table:style-name="a0e4729"/>
          <table:table-cell table:number-rows-spanned="1" table:style-name="a1d353f"/>
          <table:table-cell table:number-rows-spanned="1" table:style-name="a07bae5"/>
          <table:table-cell table:number-rows-spanned="1" table:style-name="a45aa73"/>
          <table:table-cell table:number-rows-spanned="1" table:style-name="ab6bc16"/>
        </table:table-row>
        <table:table-row>
          <table:table-cell/>
          <table:table-cell office:string-value="LV2 (Allemand / Espagnol)" office:value-type="string" table:number-rows-spanned="1" table:style-name="acfa23b">
            <text:p>LV2 (Allemand / Espagnol)</text:p>
          </table:table-cell>
          <table:table-cell office:string-value="A1ALL01A1ESP01" office:value-type="string" table:number-rows-spanned="1" table:style-name="a84aef9">
            <text:p>A1ALL01A1ESP01</text:p>
          </table:table-cell>
          <table:table-cell office:string-value="Quinchon-CaudalAmisse" office:value-type="string" table:number-rows-spanned="1" table:style-name="a23ee5e">
            <text:p>Quinchon-CaudalAmisse</text:p>
          </table:table-cell>
          <table:table-cell office:string-value="TudoranBarrera GuarinJareno Gila" office:value-type="string" table:number-rows-spanned="1" table:style-name="a84f7c8">
            <text:p>TudoranBarrera GuarinJareno Gila</text:p>
          </table:table-cell>
          <table:table-cell table:number-rows-spanned="1" table:style-name="a105367"/>
          <table:table-cell office:string-value="18.0h TD" office:value-type="string" table:number-rows-spanned="1" table:style-name="afd4619">
            <text:p>18.0h TD</text:p>
          </table:table-cell>
          <table:table-cell table:number-rows-spanned="1" table:style-name="a8a04fc"/>
          <table:table-cell office:string-value="2 all3 esp" office:value-type="string" table:number-rows-spanned="1" table:style-name="a267bc9">
            <text:p>2 all3 esp</text:p>
          </table:table-cell>
          <table:table-cell table:number-rows-spanned="1" table:style-name="ada33fe"/>
          <table:table-cell table:number-rows-spanned="1" table:style-name="a199ac3"/>
          <table:table-cell table:number-rows-spanned="1" table:style-name="aa2d175"/>
          <table:table-cell table:number-rows-spanned="1" table:style-name="adaabda"/>
          <table:table-cell table:number-rows-spanned="1" table:style-name="a30e85c"/>
          <table:table-cell table:number-rows-spanned="1"/>
          <table:table-cell office:string-value="Anglais 2" office:value-type="string" table:number-rows-spanned="1" table:style-name="aba9db8">
            <text:p>Anglais 2</text:p>
          </table:table-cell>
          <table:table-cell office:string-value="A1DEM13" office:value-type="string" table:number-rows-spanned="1" table:style-name="a97f6dc">
            <text:p>A1DEM13</text:p>
          </table:table-cell>
          <table:table-cell office:string-value="Bourrel" office:value-type="string" table:number-rows-spanned="1" table:style-name="acc9fc9">
            <text:p>Bourrel</text:p>
          </table:table-cell>
          <table:table-cell office:string-value="Lytle-HassanCountchamJoyceRoquePattieWhitesideOrgeret" office:value-type="string" table:number-rows-spanned="1" table:style-name="a8349df">
            <text:p>Lytle-HassanCountchamJoyceRoquePattieWhitesideOrgeret</text:p>
          </table:table-cell>
          <table:table-cell table:number-rows-spanned="1" table:style-name="a65b909"/>
          <table:table-cell office:string-value="19.5h CMTD" office:value-type="string" table:number-rows-spanned="1" table:style-name="a15a12b">
            <text:p>19.5h CMTD</text:p>
          </table:table-cell>
          <table:table-cell table:number-rows-spanned="1" table:style-name="af28ec9"/>
          <table:table-cell office:string-value="12" office:value-type="string" table:number-rows-spanned="1" table:style-name="ad36dc3">
            <text:p>12</text:p>
          </table:table-cell>
          <table:table-cell table:number-rows-spanned="1" table:style-name="aba85b6"/>
          <table:table-cell table:number-rows-spanned="1" table:style-name="a0c7061"/>
          <table:table-cell table:number-rows-spanned="1" table:style-name="adae589"/>
          <table:table-cell table:number-rows-spanned="1" table:style-name="a7ff226"/>
          <table:table-cell table:number-rows-spanned="1" table:style-name="a12a06e"/>
        </table:table-row>
        <table:table-row>
          <table:table-cell/>
          <table:table-cell office:string-value="Anglais soutien S1" office:value-type="string" table:number-rows-spanned="1" table:style-name="a32f6ca">
            <text:p>Anglais soutien S1</text:p>
          </table:table-cell>
          <table:table-cell office:string-value="A1SOU01" office:value-type="string" table:number-rows-spanned="1" table:style-name="adb3b87">
            <text:p>A1SOU01</text:p>
          </table:table-cell>
          <table:table-cell office:string-value="Bourrel" office:value-type="string" table:number-rows-spanned="1" table:style-name="ad4444d">
            <text:p>Bourrel</text:p>
          </table:table-cell>
          <table:table-cell office:string-value="Joyce" office:value-type="string" table:number-rows-spanned="1" table:style-name="a12e52f">
            <text:p>Joyce</text:p>
          </table:table-cell>
          <table:table-cell table:number-rows-spanned="1" table:style-name="aa70d79"/>
          <table:table-cell office:string-value="19.5h TD" office:value-type="string" table:number-rows-spanned="1" table:style-name="a2b89d1">
            <text:p>19.5h TD</text:p>
          </table:table-cell>
          <table:table-cell table:number-rows-spanned="1" table:style-name="abe09a8"/>
          <table:table-cell office:string-value="1" office:value-type="string" table:number-rows-spanned="1" table:style-name="a01888e">
            <text:p>1</text:p>
          </table:table-cell>
          <table:table-cell table:number-rows-spanned="1" table:style-name="a54beb4"/>
          <table:table-cell table:number-rows-spanned="1" table:style-name="a12af20"/>
          <table:table-cell table:number-rows-spanned="1" table:style-name="a82cd4d"/>
          <table:table-cell table:number-rows-spanned="1" table:style-name="a699810"/>
          <table:table-cell table:number-rows-spanned="1" table:style-name="a14eda2"/>
          <table:table-cell table:number-rows-spanned="1"/>
          <table:table-cell office:string-value="LV2 (Allemand / Espagnol)" office:value-type="string" table:number-rows-spanned="1" table:style-name="a50ee4b">
            <text:p>LV2 (Allemand / Espagnol)</text:p>
          </table:table-cell>
          <table:table-cell office:string-value="" office:value-type="string" table:number-rows-spanned="1" table:style-name="ad9a2b6">
            <text:p/>
          </table:table-cell>
          <table:table-cell table:number-rows-spanned="1" table:style-name="a205c07"/>
          <table:table-cell table:number-rows-spanned="1" table:style-name="af5b5c9"/>
          <table:table-cell table:number-rows-spanned="1" table:style-name="ac0f833"/>
          <table:table-cell office:string-value="19.5h TD" office:value-type="string" table:number-rows-spanned="1" table:style-name="a1a4b66">
            <text:p>19.5h TD</text:p>
          </table:table-cell>
          <table:table-cell table:number-rows-spanned="1" table:style-name="a4fe282"/>
          <table:table-cell office:string-value="2 all3 esp" office:value-type="string" table:number-rows-spanned="1" table:style-name="abe34a9">
            <text:p>2 all3 esp</text:p>
          </table:table-cell>
          <table:table-cell table:number-rows-spanned="1" table:style-name="af85a29"/>
          <table:table-cell table:number-rows-spanned="1" table:style-name="a749a75"/>
          <table:table-cell table:number-rows-spanned="1" table:style-name="af32269"/>
          <table:table-cell table:number-rows-spanned="1" table:style-name="ae3c31d"/>
          <table:table-cell table:number-rows-spanned="1" table:style-name="a9bd75f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368b7c">
            <text:p>Anglais soutien S2</text:p>
          </table:table-cell>
          <table:table-cell office:string-value="A1SOU02" office:value-type="string" table:number-rows-spanned="1" table:style-name="ab3ffe6">
            <text:p>A1SOU02</text:p>
          </table:table-cell>
          <table:table-cell office:string-value="Bourrel" office:value-type="string" table:number-rows-spanned="1" table:style-name="a4b37dc">
            <text:p>Bourrel</text:p>
          </table:table-cell>
          <table:table-cell office:string-value="Joyce" office:value-type="string" table:number-rows-spanned="1" table:style-name="a15319a">
            <text:p>Joyce</text:p>
          </table:table-cell>
          <table:table-cell table:number-rows-spanned="1" table:style-name="a3da34b"/>
          <table:table-cell office:string-value="19.5h TD" office:value-type="string" table:number-rows-spanned="1" table:style-name="a65682d">
            <text:p>19.5h TD</text:p>
          </table:table-cell>
          <table:table-cell table:number-rows-spanned="1" table:style-name="a721a4c"/>
          <table:table-cell office:string-value="1" office:value-type="string" table:number-rows-spanned="1" table:style-name="a9b01a8">
            <text:p>1</text:p>
          </table:table-cell>
          <table:table-cell table:number-rows-spanned="1" table:style-name="a5397fd"/>
          <table:table-cell table:number-rows-spanned="1" table:style-name="ac4e543"/>
          <table:table-cell table:number-rows-spanned="1" table:style-name="a49eb1e"/>
          <table:table-cell table:number-rows-spanned="1" table:style-name="a2772f2"/>
          <table:table-cell table:number-rows-spanned="1" table:style-name="a64ba98"/>
        </table:table-row>
        <table:table-row>
          <table:table-cell/>
          <table:table-cell office:string-value="COMMENTAIRES" office:value-type="string" table:number-rows-spanned="1" table:style-name="a2f815c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1c35d3">
            <text:p>DROIT C2I</text:p>
          </table:table-cell>
          <table:table-cell office:string-value="A0MID21" office:value-type="string" table:number-rows-spanned="1" table:style-name="a1db770">
            <text:p>A0MID21</text:p>
          </table:table-cell>
          <table:table-cell table:number-rows-spanned="1" table:style-name="a913416"/>
          <table:table-cell office:string-value="Batusanski" office:value-type="string" table:number-rows-spanned="1" table:style-name="ad0c43b">
            <text:p>Batusanski</text:p>
          </table:table-cell>
          <table:table-cell office:string-value="18.0h CM" office:value-type="string" table:number-rows-spanned="1" table:style-name="a995b12">
            <text:p>18.0h CM</text:p>
          </table:table-cell>
          <table:table-cell table:number-rows-spanned="1" table:style-name="aeab88c"/>
          <table:table-cell table:number-rows-spanned="1" table:style-name="a522e95"/>
          <table:table-cell office:string-value="1" office:value-type="string" table:number-rows-spanned="1" table:style-name="ac8e8e5">
            <text:p>1</text:p>
          </table:table-cell>
          <table:table-cell table:number-rows-spanned="1" table:style-name="acfceb2"/>
          <table:table-cell table:number-rows-spanned="1" table:style-name="a2b022e"/>
          <table:table-cell table:number-rows-spanned="1" table:style-name="aa7d78d"/>
          <table:table-cell table:number-rows-spanned="1" table:style-name="a6851bd"/>
          <table:table-cell table:number-rows-spanned="1" table:style-name="ab9d2ea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a12b88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14T17:39:03Z</dc:date>
    <meta:print-date>2016-05-10T12:40:45Z</meta:print-date>
  </office:meta>
</office:document-meta>
</file>